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B000000120EC8D206591E604C1.png" manifest:media-type="image/png"/>
  <manifest:file-entry manifest:full-path="Pictures/10000201000001B0000001206182DCD4273F47A5.png" manifest:media-type="image/png"/>
  <manifest:file-entry manifest:full-path="Pictures/10000201000001B00000012005DD8F27649015B1.png" manifest:media-type="image/png"/>
  <manifest:file-entry manifest:full-path="Pictures/10000201000001B0000001203E2431C7C16EAAAE.png" manifest:media-type="image/png"/>
  <manifest:file-entry manifest:full-path="Pictures/100000000000005E0000005EAB6862D59EF3F3E6.png" manifest:media-type="image/png"/>
  <manifest:file-entry manifest:full-path="Pictures/10000201000001B0000001203A28B31592F947E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Times New Roman1" svg:font-family="'Times New Roman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ato" svg:font-family="Lato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1f4ebd" officeooo:paragraph-rsid="00636852" fo:background-color="#eeeeee" style:font-size-asian="14pt" style:font-weight-asian="bold" style:font-size-complex="14pt" style:font-weight-complex="bold"/>
    </style:style>
    <style:style style:name="P2" style:family="paragraph" style:parent-style-name="Standard">
      <style:text-properties fo:font-variant="normal" fo:text-transform="none" fo:color="#252525" style:font-name="Lato" fo:font-size="10.5pt" fo:letter-spacing="normal" fo:font-style="normal" style:text-underline-style="none" fo:font-weight="bold" officeooo:rsid="014f494e" officeooo:paragraph-rsid="014f494e" style:font-size-asian="10.5pt" style:font-weight-asian="bold" style:font-size-complex="10.5pt" style:font-weight-complex="bold"/>
    </style:style>
    <style:style style:name="P3" style:family="paragraph" style:parent-style-name="Standard">
      <style:text-properties fo:font-variant="normal" fo:text-transform="none" fo:color="#222222" style:font-name="Lato" fo:font-size="10.5pt" fo:letter-spacing="normal" fo:font-style="normal" style:text-underline-style="none" fo:font-weight="normal" officeooo:rsid="01525b5f" officeooo:paragraph-rsid="01547165" style:font-size-asian="10.5pt" style:font-weight-asian="normal" style:font-size-complex="10.5pt" style:font-weight-complex="normal"/>
    </style:style>
    <style:style style:name="P4" style:family="paragraph" style:parent-style-name="Standard">
      <style:text-properties fo:font-variant="normal" fo:text-transform="none" fo:color="#222222" style:font-name="Lato" fo:font-size="10.5pt" fo:letter-spacing="normal" fo:font-style="normal" style:text-underline-style="none" fo:font-weight="normal" officeooo:rsid="015dff04" officeooo:paragraph-rsid="015dff04" style:font-size-asian="10.5pt" style:font-weight-asian="normal" style:font-size-complex="10.5pt" style:font-weight-complex="normal"/>
    </style:style>
    <style:style style:name="P5" style:family="paragraph" style:parent-style-name="Standard">
      <style:text-properties fo:font-variant="normal" fo:text-transform="none" fo:color="#222222" style:font-name="Lato" fo:font-size="10.5pt" fo:letter-spacing="normal" fo:font-style="normal" style:text-underline-style="none" fo:font-weight="bold" officeooo:rsid="01635839" officeooo:paragraph-rsid="017c230d" style:font-size-asian="10.5pt" style:font-weight-asian="normal" style:font-size-complex="10.5pt" style:font-weight-complex="normal"/>
    </style:style>
    <style:style style:name="P6" style:family="paragraph" style:parent-style-name="Standard">
      <style:text-properties officeooo:paragraph-rsid="01547165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color="#0066b3" style:font-name="Chandas" fo:font-size="14pt" fo:font-style="normal" style:text-underline-style="none" fo:font-weight="bold" officeooo:rsid="0085819b" officeooo:paragraph-rsid="004fdf71" fo:background-color="transparent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0.5pt" fo:letter-spacing="normal" fo:font-style="normal" style:text-underline-style="none" fo:font-weight="normal" officeooo:rsid="01497909" officeooo:paragraph-rsid="01497909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0.5pt" fo:letter-spacing="normal" fo:font-style="normal" style:text-underline-style="none" fo:font-weight="normal" officeooo:rsid="0142c123" officeooo:paragraph-rsid="004fdf71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4pt" fo:letter-spacing="normal" fo:font-style="normal" style:text-underline-style="none" fo:font-weight="normal" officeooo:rsid="0140ae2f" officeooo:paragraph-rsid="0148624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bold" officeooo:rsid="0148624b" officeooo:paragraph-rsid="0148624b" fo:background-color="#ffffff" style:font-size-asian="10.5pt" style:font-style-asian="normal" style:font-weight-asian="bold" style:font-size-complex="10.5pt" style:font-style-complex="normal" style:font-weight-complex="bold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8624b" officeooo:paragraph-rsid="0148624b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97909" officeooo:paragraph-rsid="01497909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99923" officeooo:paragraph-rsid="01499923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15" style:family="paragraph" style:parent-style-name="Standard">
      <style:paragraph-properties fo:margin-left="0in" fo:margin-right="0in" fo:text-indent="0in" style:auto-text-indent="false"/>
      <style:text-properties officeooo:paragraph-rsid="016fc5e8"/>
    </style:style>
    <style:style style:name="P16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normal" officeooo:rsid="015a2088" officeooo:paragraph-rsid="015c0d09" style:font-size-asian="10.5pt" style:font-weight-asian="normal" style:font-size-complex="10.5pt" style:font-weight-complex="normal"/>
    </style:style>
    <style:style style:name="P17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normal" officeooo:rsid="015dff04" officeooo:paragraph-rsid="015dff04" style:font-size-asian="10.5pt" style:font-weight-asian="normal" style:font-size-complex="10.5pt" style:font-weight-complex="normal"/>
    </style:style>
    <style:style style:name="P18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normal" officeooo:rsid="01635839" officeooo:paragraph-rsid="01635839" style:font-size-asian="10.5pt" style:font-weight-asian="normal" style:font-size-complex="10.5pt" style:font-weight-complex="normal"/>
    </style:style>
    <style:style style:name="P19" style:family="paragraph" style:parent-style-name="Standard" style:list-style-name="L1">
      <style:text-properties officeooo:paragraph-rsid="01525b5f"/>
    </style:style>
    <style:style style:name="P20" style:family="paragraph" style:parent-style-name="Standard" style:list-style-name="L1">
      <style:text-properties officeooo:paragraph-rsid="017b0c40"/>
    </style:style>
    <style:style style:name="P21" style:family="paragraph" style:parent-style-name="Standard" style:list-style-name="L1">
      <style:text-properties officeooo:paragraph-rsid="0194d7b3"/>
    </style:style>
    <style:style style:name="P22" style:family="paragraph" style:parent-style-name="Standard" style:list-style-name="L1">
      <style:text-properties fo:font-variant="normal" fo:text-transform="none" fo:color="#252525" style:font-name="Lato" fo:font-size="10.5pt" fo:letter-spacing="normal" fo:font-style="normal" style:text-underline-style="none" fo:font-weight="normal" officeooo:rsid="014f494e" officeooo:paragraph-rsid="01525b5f" style:font-size-asian="10.5pt" style:font-weight-asian="normal" style:font-size-complex="10.5pt" style:font-weight-complex="normal"/>
    </style:style>
    <style:style style:name="P23" style:family="paragraph" style:parent-style-name="Standard" style:list-style-name="L1">
      <style:text-properties fo:font-variant="normal" fo:text-transform="none" fo:color="#252525" style:font-name="Lato" fo:font-size="10.5pt" fo:letter-spacing="normal" fo:font-style="normal" style:text-underline-style="none" fo:font-weight="normal" officeooo:rsid="01525b5f" officeooo:paragraph-rsid="01525b5f" style:font-size-asian="10.5pt" style:font-weight-asian="normal" style:font-size-complex="10.5pt" style:font-weight-complex="normal"/>
    </style:style>
    <style:style style:name="P24" style:family="paragraph" style:parent-style-name="Standard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25b5f" officeooo:paragraph-rsid="017c230d" style:font-size-asian="10.5pt" style:font-weight-asian="normal" style:font-size-complex="10.5pt" style:font-weight-complex="normal"/>
    </style:style>
    <style:style style:name="P25" style:family="paragraph" style:parent-style-name="Standard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25b5f" officeooo:paragraph-rsid="01566374" style:font-size-asian="10.5pt" style:font-weight-asian="normal" style:font-size-complex="10.5pt" style:font-weight-complex="normal"/>
    </style:style>
    <style:style style:name="P26" style:family="paragraph" style:parent-style-name="Standard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a2088" officeooo:paragraph-rsid="015a2088" style:font-size-asian="10.5pt" style:font-weight-asian="normal" style:font-size-complex="10.5pt" style:font-weight-complex="normal"/>
    </style:style>
    <style:style style:name="P27" style:family="paragraph" style:parent-style-name="Standard" style:list-style-name="L1">
      <style:text-properties fo:font-variant="normal" fo:text-transform="none" fo:color="#000000" style:font-name="monospace" fo:font-size="10.5pt" fo:letter-spacing="normal" fo:font-style="normal" fo:font-weight="bold" officeooo:rsid="015dff04" officeooo:paragraph-rsid="017c230d" style:font-weight-asian="bold" style:font-weight-complex="bold"/>
    </style:style>
    <style:style style:name="P28" style:family="paragraph" style:parent-style-name="Standard" style:list-style-name="L1">
      <style:text-properties fo:font-variant="normal" fo:text-transform="none" fo:color="#000000" style:font-name="monospace" fo:font-size="10.5pt" fo:letter-spacing="normal" fo:font-style="normal" fo:font-weight="bold" officeooo:rsid="015e1c80" officeooo:paragraph-rsid="0161674a" style:font-weight-asian="bold" style:font-weight-complex="bold"/>
    </style:style>
    <style:style style:name="P29" style:family="paragraph" style:parent-style-name="Standard" style:list-style-name="L1">
      <style:text-properties fo:font-weight="bold" officeooo:paragraph-rsid="017d59d1"/>
    </style:style>
    <style:style style:name="P30" style:family="paragraph" style:parent-style-name="Standard" style:list-style-name="L1">
      <style:text-properties fo:font-weight="bold" officeooo:paragraph-rsid="017b0c40"/>
    </style:style>
    <style:style style:name="P31" style:family="paragraph" style:parent-style-name="Standard" style:list-style-name="L1">
      <style:text-properties fo:font-weight="bold" officeooo:rsid="01547165" officeooo:paragraph-rsid="017c230d" style:font-weight-asian="bold" style:font-weight-complex="bold"/>
    </style:style>
    <style:style style:name="P32" style:family="paragraph" style:parent-style-name="Standard" style:list-style-name="L1">
      <style:text-properties fo:font-weight="bold" officeooo:rsid="01547165" officeooo:paragraph-rsid="01dda951" style:font-weight-asian="bold" style:font-weight-complex="bold"/>
    </style:style>
    <style:style style:name="P33" style:family="paragraph" style:parent-style-name="Standard" style:list-style-name="L1">
      <style:text-properties fo:font-weight="bold" officeooo:rsid="01573656" officeooo:paragraph-rsid="0165bcf8" style:font-weight-asian="bold" style:font-weight-complex="bold"/>
    </style:style>
    <style:style style:name="P34" style:family="paragraph" style:parent-style-name="Standard" style:list-style-name="L1">
      <style:text-properties fo:font-weight="bold" officeooo:rsid="015a2088" officeooo:paragraph-rsid="017c230d" style:font-weight-asian="bold" style:font-weight-complex="bold"/>
    </style:style>
    <style:style style:name="P35" style:family="paragraph" style:parent-style-name="Standard" style:list-style-name="L1">
      <style:text-properties fo:font-weight="bold" officeooo:rsid="015a2088" officeooo:paragraph-rsid="01859d37" style:font-weight-asian="bold" style:font-weight-complex="bold"/>
    </style:style>
    <style:style style:name="P36" style:family="paragraph" style:parent-style-name="Standard" style:list-style-name="L1">
      <style:text-properties fo:font-weight="bold" officeooo:rsid="01dda951" officeooo:paragraph-rsid="01dda951" style:font-weight-asian="bold" style:font-weight-complex="bold"/>
    </style:style>
    <style:style style:name="P37" style:family="paragraph" style:parent-style-name="Standard">
      <style:text-properties fo:color="#ce181e" style:text-outline="false" style:text-line-through-style="none" style:text-line-through-type="none" style:font-name="Liberation Sans1" fo:font-size="10pt" fo:font-style="normal" fo:text-shadow="none" style:text-underline-style="none" fo:font-weight="normal" officeooo:rsid="018a1bb1" officeooo:paragraph-rsid="01547165" style:font-size-asian="10pt" style:font-style-asian="normal" style:font-weight-asian="normal" style:text-emphasize="none"/>
    </style:style>
    <style:style style:name="P38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2pt" fo:letter-spacing="normal" fo:font-style="normal" style:text-underline-style="none" fo:font-weight="bold" officeooo:rsid="0148624b" officeooo:paragraph-rsid="0148624b" fo:background-color="#ffffff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bold" officeooo:rsid="0148624b" officeooo:paragraph-rsid="0148624b" fo:background-color="#ffffff" style:font-size-asian="10.5pt" style:font-style-asian="normal" style:font-weight-asian="bold" style:font-size-complex="10.5pt" style:font-style-complex="normal" style:font-weight-complex="bold"/>
    </style:style>
    <style:style style:name="P40" style:family="paragraph" style:parent-style-name="Preformatted_20_Text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a2088" officeooo:paragraph-rsid="017c230d" style:font-size-asian="10.5pt" style:font-weight-asian="normal" style:font-size-complex="10.5pt" style:font-weight-complex="normal"/>
    </style:style>
    <style:style style:name="P41" style:family="paragraph" style:parent-style-name="Preformatted_20_Text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e1c80" officeooo:paragraph-rsid="017c230d" style:font-size-asian="10.5pt" style:font-weight-asian="normal" style:font-size-complex="10.5pt" style:font-weight-complex="normal"/>
    </style:style>
    <style:style style:name="P42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bold" officeooo:rsid="01635839" officeooo:paragraph-rsid="01635839" style:font-size-asian="10.5pt" style:font-weight-asian="bold" style:font-size-complex="10.5pt" style:font-weight-complex="bold"/>
    </style:style>
    <style:style style:name="P43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bold" officeooo:rsid="01a06cbf" officeooo:paragraph-rsid="01a06cbf" style:font-size-asian="10.5pt" style:font-weight-asian="bold" style:font-size-complex="10.5pt" style:font-weight-complex="bold"/>
    </style:style>
    <style:style style:name="P44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bold" officeooo:rsid="019ea15c" officeooo:paragraph-rsid="019ea15c" style:font-size-asian="10.5pt" style:font-weight-asian="bold" style:font-size-complex="10.5pt" style:font-weight-complex="bold"/>
    </style:style>
    <style:style style:name="P45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bold" officeooo:rsid="019ea15c" officeooo:paragraph-rsid="01a06cbf" style:font-size-asian="10.5pt" style:font-weight-asian="bold" style:font-size-complex="10.5pt" style:font-weight-complex="bold"/>
    </style:style>
    <style:style style:name="P46" style:family="paragraph" style:parent-style-name="Preformatted_20_Text" style:list-style-name="L5">
      <style:text-properties fo:font-variant="normal" fo:text-transform="none" fo:color="#222222" style:font-name="Lato" fo:font-size="10.5pt" fo:letter-spacing="normal" fo:font-style="normal" style:text-underline-style="none" fo:font-weight="bold" officeooo:rsid="01aa93c5" officeooo:paragraph-rsid="01aa93c5" style:font-size-asian="10.5pt" style:font-weight-asian="bold" style:font-size-complex="10.5pt" style:font-weight-complex="bold"/>
    </style:style>
    <style:style style:name="P47" style:family="paragraph" style:parent-style-name="Preformatted_20_Text" style:list-style-name="L5">
      <style:text-properties fo:font-variant="normal" fo:text-transform="none" fo:color="#222222" style:font-name="Lato" fo:font-size="10.5pt" fo:letter-spacing="normal" fo:font-style="normal" style:text-underline-style="none" fo:font-weight="bold" officeooo:rsid="01b08758" officeooo:paragraph-rsid="01b08758" style:font-size-asian="10.5pt" style:font-weight-asian="bold" style:font-size-complex="10.5pt" style:font-weight-complex="bold"/>
    </style:style>
    <style:style style:name="P48" style:family="paragraph" style:parent-style-name="Preformatted_20_Text" style:list-style-name="L5">
      <style:text-properties fo:font-variant="normal" fo:text-transform="none" fo:color="#222222" style:font-name="Lato" fo:font-size="10.5pt" fo:letter-spacing="normal" fo:font-style="normal" style:text-underline-style="none" fo:font-weight="bold" officeooo:rsid="01b08758" officeooo:paragraph-rsid="01c2ee80" style:font-size-asian="10.5pt" style:font-weight-asian="bold" style:font-size-complex="10.5pt" style:font-weight-complex="bold"/>
    </style:style>
    <style:style style:name="P49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bold" officeooo:rsid="01b08758" officeooo:paragraph-rsid="01b08758" style:font-size-asian="10.5pt" style:font-weight-asian="bold" style:font-size-complex="10.5pt" style:font-weight-complex="bold"/>
    </style:style>
    <style:style style:name="P50" style:family="paragraph" style:parent-style-name="Preformatted_20_Text" style:list-style-name="L7">
      <style:text-properties fo:font-variant="normal" fo:text-transform="none" fo:color="#222222" style:font-name="Lato" fo:font-size="10.5pt" fo:letter-spacing="normal" fo:font-style="normal" style:text-underline-style="none" fo:font-weight="bold" officeooo:rsid="01b08758" officeooo:paragraph-rsid="01c2ee80" style:font-size-asian="10.5pt" style:font-weight-asian="bold" style:font-size-complex="10.5pt" style:font-weight-complex="bold"/>
    </style:style>
    <style:style style:name="P51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bold" officeooo:rsid="01b08758" officeooo:paragraph-rsid="01bf405f" style:font-size-asian="10.5pt" style:font-weight-asian="bold" style:font-size-complex="10.5pt" style:font-weight-complex="bold"/>
    </style:style>
    <style:style style:name="P52" style:family="paragraph" style:parent-style-name="Preformatted_20_Text" style:list-style-name="L7">
      <style:text-properties fo:font-variant="normal" fo:text-transform="none" fo:color="#222222" style:font-name="Lato" fo:font-size="10.5pt" fo:letter-spacing="normal" fo:font-style="normal" style:text-underline-style="none" fo:font-weight="bold" officeooo:rsid="01cf34fe" officeooo:paragraph-rsid="01cf34fe" style:font-size-asian="10.5pt" style:font-weight-asian="bold" style:font-size-complex="10.5pt" style:font-weight-complex="bold"/>
    </style:style>
    <style:style style:name="P53" style:family="paragraph" style:parent-style-name="Preformatted_20_Text" style:list-style-name="L10">
      <style:text-properties fo:font-variant="normal" fo:text-transform="none" fo:color="#222222" style:font-name="Lato" fo:font-size="10.5pt" fo:letter-spacing="normal" fo:font-style="normal" fo:font-weight="bold" officeooo:paragraph-rsid="01d0569b"/>
    </style:style>
    <style:style style:name="P54" style:family="paragraph" style:parent-style-name="Preformatted_20_Text" style:list-style-name="L1">
      <style:text-properties fo:font-variant="normal" fo:text-transform="none" fo:color="#000000" style:font-name="monospace" fo:font-size="10.5pt" fo:letter-spacing="normal" fo:font-style="normal" fo:font-weight="bold" officeooo:rsid="015dff04" officeooo:paragraph-rsid="0165bcf8" style:font-weight-asian="bold" style:font-weight-complex="bold"/>
    </style:style>
    <style:style style:name="P55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normal" officeooo:rsid="019ea15c" officeooo:paragraph-rsid="01a06cbf" style:font-size-asian="10.5pt" style:font-weight-asian="bold" style:font-size-complex="10.5pt" style:font-weight-complex="bold"/>
    </style:style>
    <style:style style:name="P56" style:family="paragraph" style:parent-style-name="Preformatted_20_Text" style:list-style-name="L3">
      <style:text-properties fo:font-variant="normal" fo:text-transform="none" fo:color="#000000" style:font-name="Lato" fo:font-size="10.5pt" fo:letter-spacing="normal" fo:font-style="normal" style:text-underline-style="none" fo:font-weight="bold" officeooo:rsid="01a06cbf" officeooo:paragraph-rsid="01a60c20" style:font-size-asian="10.5pt" style:font-weight-asian="bold" style:font-size-complex="10.5pt" style:font-weight-complex="bold"/>
    </style:style>
    <style:style style:name="P57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06cbf" officeooo:paragraph-rsid="01a178f6" style:font-size-asian="10.5pt" style:font-weight-asian="bold" style:font-size-complex="10.5pt" style:font-weight-complex="bold"/>
    </style:style>
    <style:style style:name="P58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06cbf" officeooo:paragraph-rsid="01aa93c5" style:font-size-asian="10.5pt" style:font-weight-asian="bold" style:font-size-complex="10.5pt" style:font-weight-complex="bold"/>
    </style:style>
    <style:style style:name="P59" style:family="paragraph" style:parent-style-name="Preformatted_20_Text" style:list-style-name="L10">
      <style:text-properties fo:font-variant="normal" fo:text-transform="none" fo:color="#000000" style:font-name="Lato" fo:font-size="10.5pt" fo:letter-spacing="normal" fo:font-style="normal" style:text-underline-style="none" fo:font-weight="bold" officeooo:rsid="01a06cbf" officeooo:paragraph-rsid="01d6b013" style:font-size-asian="10.5pt" style:font-weight-asian="bold" style:font-size-complex="10.5pt" style:font-weight-complex="bold"/>
    </style:style>
    <style:style style:name="P60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178f6" officeooo:paragraph-rsid="01a178f6" style:font-size-asian="10.5pt" style:font-weight-asian="bold" style:font-size-complex="10.5pt" style:font-weight-complex="bold"/>
    </style:style>
    <style:style style:name="P61" style:family="paragraph" style:parent-style-name="Preformatted_20_Text" style:list-style-name="L10">
      <style:text-properties fo:font-variant="normal" fo:text-transform="none" fo:color="#000000" style:font-name="Lato" fo:font-size="10.5pt" fo:letter-spacing="normal" fo:font-style="normal" style:text-underline-style="none" fo:font-weight="bold" officeooo:rsid="01a178f6" officeooo:paragraph-rsid="01d6b013" style:font-size-asian="10.5pt" style:font-weight-asian="bold" style:font-size-complex="10.5pt" style:font-weight-complex="bold"/>
    </style:style>
    <style:style style:name="P62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8082c" officeooo:paragraph-rsid="01a8082c" style:font-size-asian="10.5pt" style:font-weight-asian="bold" style:font-size-complex="10.5pt" style:font-weight-complex="bold"/>
    </style:style>
    <style:style style:name="P63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8082c" officeooo:paragraph-rsid="01a06cbf" style:font-size-asian="10.5pt" style:font-weight-asian="bold" style:font-size-complex="10.5pt" style:font-weight-complex="bold"/>
    </style:style>
    <style:style style:name="P64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8082c" officeooo:paragraph-rsid="01bf405f" style:font-size-asian="10.5pt" style:font-weight-asian="bold" style:font-size-complex="10.5pt" style:font-weight-complex="bold"/>
    </style:style>
    <style:style style:name="P65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8082c" officeooo:paragraph-rsid="01c2ee80" style:font-size-asian="10.5pt" style:font-weight-asian="bold" style:font-size-complex="10.5pt" style:font-weight-complex="bold"/>
    </style:style>
    <style:style style:name="P66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8082c" officeooo:paragraph-rsid="01cfb84f" style:font-size-asian="10.5pt" style:font-weight-asian="bold" style:font-size-complex="10.5pt" style:font-weight-complex="bold"/>
    </style:style>
    <style:style style:name="P67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8082c" officeooo:paragraph-rsid="01d1c107" style:font-size-asian="10.5pt" style:font-weight-asian="bold" style:font-size-complex="10.5pt" style:font-weight-complex="bold"/>
    </style:style>
    <style:style style:name="P68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8082c" officeooo:paragraph-rsid="01a178f6" style:font-size-asian="10.5pt" style:font-weight-asian="bold" style:font-size-complex="10.5pt" style:font-weight-complex="bold"/>
    </style:style>
    <style:style style:name="P69" style:family="paragraph" style:parent-style-name="Preformatted_20_Text" style:list-style-name="L8">
      <style:text-properties fo:font-variant="normal" fo:text-transform="none" fo:color="#000000" style:font-name="Lato" fo:font-size="10.5pt" fo:letter-spacing="normal" fo:font-style="normal" style:text-underline-style="none" fo:font-weight="bold" officeooo:rsid="01bf405f" officeooo:paragraph-rsid="01bf405f" style:font-size-asian="10.5pt" style:font-weight-asian="bold" style:font-size-complex="10.5pt" style:font-weight-complex="bold"/>
    </style:style>
    <style:style style:name="P70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b08758" officeooo:paragraph-rsid="01c2ee80" style:font-size-asian="10.5pt" style:font-weight-asian="bold" style:font-size-complex="10.5pt" style:font-weight-complex="bold"/>
    </style:style>
    <style:style style:name="P71" style:family="paragraph" style:parent-style-name="Preformatted_20_Text" style:list-style-name="L11">
      <style:text-properties fo:font-variant="normal" fo:text-transform="none" fo:color="#000000" style:font-name="Lato" fo:font-size="10.5pt" fo:letter-spacing="normal" fo:font-style="normal" style:text-underline-style="none" fo:font-weight="bold" officeooo:rsid="01b08758" officeooo:paragraph-rsid="01d35f04" style:font-size-asian="10.5pt" style:font-weight-asian="bold" style:font-size-complex="10.5pt" style:font-weight-complex="bold"/>
    </style:style>
    <style:style style:name="P72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dda951" officeooo:paragraph-rsid="01dda951" style:font-size-asian="10.5pt" style:font-weight-asian="bold" style:font-size-complex="10.5pt" style:font-weight-complex="bold"/>
    </style:style>
    <style:style style:name="P73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dda951" officeooo:paragraph-rsid="01e1a432" style:font-size-asian="10.5pt" style:font-weight-asian="bold" style:font-size-complex="10.5pt" style:font-weight-complex="bold"/>
    </style:style>
    <style:style style:name="P74" style:family="paragraph" style:parent-style-name="Preformatted_20_Text">
      <style:text-properties fo:font-variant="normal" fo:text-transform="none" fo:color="#000000" style:font-name="Lato" fo:font-size="12pt" fo:letter-spacing="normal" fo:font-style="normal" style:text-underline-style="none" fo:font-weight="bold" officeooo:rsid="01a06cbf" officeooo:paragraph-rsid="01a06cbf" style:font-size-asian="12pt" style:font-weight-asian="bold" style:font-size-complex="12pt" style:font-weight-complex="bold"/>
    </style:style>
    <style:style style:name="P75" style:family="paragraph" style:parent-style-name="Preformatted_20_Text">
      <style:text-properties fo:font-variant="normal" fo:text-transform="none" fo:color="#ed1c24" style:font-name="Lato" fo:font-size="10.5pt" fo:letter-spacing="normal" fo:font-style="normal" style:text-underline-style="none" fo:font-weight="bold" officeooo:rsid="01b08758" officeooo:paragraph-rsid="01c2ee80" style:font-size-asian="10.5pt" style:font-weight-asian="bold" style:font-size-complex="10.5pt" style:font-weight-complex="bold"/>
    </style:style>
    <style:style style:name="P76" style:family="paragraph" style:parent-style-name="Preformatted_20_Text" style:list-style-name="L3">
      <style:text-properties officeooo:paragraph-rsid="01a178f6"/>
    </style:style>
    <style:style style:name="P77" style:family="paragraph" style:parent-style-name="Preformatted_20_Text" style:list-style-name="L6">
      <style:text-properties officeooo:paragraph-rsid="01a178f6"/>
    </style:style>
    <style:style style:name="P78" style:family="paragraph" style:parent-style-name="Preformatted_20_Text" style:list-style-name="L3">
      <style:text-properties officeooo:rsid="01babd0c" officeooo:paragraph-rsid="01babd0c"/>
    </style:style>
    <style:style style:name="P79" style:family="paragraph" style:parent-style-name="Preformatted_20_Text">
      <style:text-properties officeooo:paragraph-rsid="01e1e5b1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b32b4f" style:font-size-asian="11pt" style:font-size-complex="11pt"/>
    </style:style>
    <style:style style:name="T3" style:family="text">
      <style:text-properties fo:font-size="11pt" officeooo:rsid="0062b68b" style:font-size-asian="11pt" style:font-size-complex="11pt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99923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6" style:family="text"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ac7b5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7" style:family="text">
      <style:text-properties fo:font-variant="normal" fo:text-transform="none" fo:color="#252525" style:font-name="Lato" fo:font-size="10.5pt" fo:letter-spacing="normal" fo:font-style="normal" style:text-underline-style="none" fo:font-weight="bold" officeooo:rsid="014f494e" style:font-size-asian="10.5pt" style:font-weight-asian="bold" style:font-size-complex="10.5pt" style:font-weight-complex="bold"/>
    </style:style>
    <style:style style:name="T8" style:family="text">
      <style:text-properties fo:font-variant="normal" fo:text-transform="none" fo:color="#252525" style:font-name="Lato" fo:font-size="10.5pt" fo:letter-spacing="normal" fo:font-style="normal" style:text-underline-style="none" fo:font-weight="bold" officeooo:rsid="01501c86" style:font-size-asian="10.5pt" style:font-weight-asian="bold" style:font-size-complex="10.5pt" style:font-weight-complex="bold"/>
    </style:style>
    <style:style style:name="T9" style:family="text">
      <style:text-properties fo:font-variant="normal" fo:text-transform="none" fo:color="#252525" style:font-name="Lato" fo:font-size="10.5pt" fo:letter-spacing="normal" fo:font-style="normal" style:text-underline-style="none" fo:font-weight="bold" officeooo:rsid="016dc9c4" style:font-size-asian="10.5pt" style:font-weight-asian="bold" style:font-size-complex="10.5pt" style:font-weight-complex="bold"/>
    </style:style>
    <style:style style:name="T10" style:family="text">
      <style:text-properties fo:font-variant="normal" fo:text-transform="none" fo:color="#252525" style:font-name="Lato" fo:font-size="10.5pt" fo:letter-spacing="normal" fo:font-style="normal" style:text-underline-style="none" officeooo:rsid="014f494e" style:font-size-asian="10.5pt" style:font-weight-asian="bold" style:font-size-complex="10.5pt" style:font-weight-complex="bold"/>
    </style:style>
    <style:style style:name="T11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4f494e" style:font-size-asian="10.5pt" style:font-weight-asian="normal" style:font-size-complex="10.5pt" style:font-weight-complex="normal"/>
    </style:style>
    <style:style style:name="T12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501c86" style:font-size-asian="10.5pt" style:font-weight-asian="normal" style:font-size-complex="10.5pt" style:font-weight-complex="normal"/>
    </style:style>
    <style:style style:name="T13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525b5f" style:font-size-asian="10.5pt" style:font-weight-asian="normal" style:font-size-complex="10.5pt" style:font-weight-complex="normal"/>
    </style:style>
    <style:style style:name="T14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65bcf8" style:font-size-asian="10.5pt" style:font-weight-asian="normal" style:font-size-complex="10.5pt" style:font-weight-complex="normal"/>
    </style:style>
    <style:style style:name="T15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6b4be7" style:font-size-asian="10.5pt" style:font-weight-asian="normal" style:font-size-complex="10.5pt" style:font-weight-complex="normal"/>
    </style:style>
    <style:style style:name="T16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6b9432" style:font-size-asian="10.5pt" style:font-weight-asian="normal" style:font-size-complex="10.5pt" style:font-weight-complex="normal"/>
    </style:style>
    <style:style style:name="T17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6dc9c4" style:font-size-asian="10.5pt" style:font-weight-asian="normal" style:font-size-complex="10.5pt" style:font-weight-complex="normal"/>
    </style:style>
    <style:style style:name="T18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716c5d" style:font-size-asian="10.5pt" style:font-weight-asian="normal" style:font-size-complex="10.5pt" style:font-weight-complex="normal"/>
    </style:style>
    <style:style style:name="T19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740012" style:font-size-asian="10.5pt" style:font-weight-asian="normal" style:font-size-complex="10.5pt" style:font-weight-complex="normal"/>
    </style:style>
    <style:style style:name="T20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7b0c40" style:font-size-asian="10.5pt" style:font-weight-asian="normal" style:font-size-complex="10.5pt" style:font-weight-complex="normal"/>
    </style:style>
    <style:style style:name="T21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7f7b64" style:font-size-asian="10.5pt" style:font-weight-asian="normal" style:font-size-complex="10.5pt" style:font-weight-complex="normal"/>
    </style:style>
    <style:style style:name="T22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dec63b" style:font-size-asian="10.5pt" style:font-weight-asian="normal" style:font-size-complex="10.5pt" style:font-weight-complex="normal"/>
    </style:style>
    <style:style style:name="T23" style:family="text">
      <style:text-properties fo:font-variant="normal" fo:text-transform="none" fo:color="#252525" style:font-name="Lato" fo:font-size="10.5pt" fo:letter-spacing="normal" fo:font-style="normal" style:text-underline-style="solid" style:text-underline-width="auto" style:text-underline-color="font-color" fo:font-weight="normal" officeooo:rsid="01501c86" style:font-size-asian="10.5pt" style:font-style-asian="normal" style:font-weight-asian="normal" style:font-size-complex="10.5pt" style:font-style-complex="normal" style:font-weight-complex="normal"/>
    </style:style>
    <style:style style:name="T24" style:family="text">
      <style:text-properties fo:font-variant="normal" fo:text-transform="none" fo:color="#222222" style:font-name="Lato" fo:font-size="10.5pt" fo:letter-spacing="normal" fo:font-style="normal" style:text-underline-style="none" fo:font-weight="bold" officeooo:rsid="01635839" style:font-size-asian="10.5pt" style:font-weight-asian="bold" style:font-size-complex="10.5pt" style:font-weight-complex="bold"/>
    </style:style>
    <style:style style:name="T25" style:family="text">
      <style:text-properties fo:font-variant="normal" fo:text-transform="none" fo:color="#222222" style:font-name="Lato" fo:font-size="10.5pt" fo:letter-spacing="normal" fo:font-style="normal" style:text-underline-style="none" fo:font-weight="normal" style:font-size-asian="10.5pt" style:font-weight-asian="normal" style:font-size-complex="10.5pt" style:font-weight-complex="normal"/>
    </style:style>
    <style:style style:name="T26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01c86" style:font-size-asian="10.5pt" style:font-weight-asian="normal" style:font-size-complex="10.5pt" style:font-weight-complex="normal"/>
    </style:style>
    <style:style style:name="T27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1f835" style:font-size-asian="10.5pt" style:font-weight-asian="normal" style:font-size-complex="10.5pt" style:font-weight-complex="normal"/>
    </style:style>
    <style:style style:name="T28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25b5f" style:font-size-asian="10.5pt" style:font-weight-asian="normal" style:font-size-complex="10.5pt" style:font-weight-complex="normal"/>
    </style:style>
    <style:style style:name="T29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66374" style:font-size-asian="10.5pt" style:font-weight-asian="normal" style:font-size-complex="10.5pt" style:font-weight-complex="normal"/>
    </style:style>
    <style:style style:name="T30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7cfe4" style:font-size-asian="10.5pt" style:font-weight-asian="normal" style:font-size-complex="10.5pt" style:font-weight-complex="normal"/>
    </style:style>
    <style:style style:name="T31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88eab" style:font-size-asian="10.5pt" style:font-weight-asian="normal" style:font-size-complex="10.5pt" style:font-weight-complex="normal"/>
    </style:style>
    <style:style style:name="T32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635839" style:font-size-asian="10.5pt" style:font-weight-asian="normal" style:font-size-complex="10.5pt" style:font-weight-complex="normal"/>
    </style:style>
    <style:style style:name="T33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6cb70f" style:font-size-asian="10.5pt" style:font-weight-asian="normal" style:font-size-complex="10.5pt" style:font-weight-complex="normal"/>
    </style:style>
    <style:style style:name="T34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545f6" style:font-size-asian="10.5pt" style:font-weight-asian="normal" style:font-size-complex="10.5pt" style:font-weight-complex="normal"/>
    </style:style>
    <style:style style:name="T35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5c597" style:font-size-asian="10.5pt" style:font-weight-asian="normal" style:font-size-complex="10.5pt" style:font-weight-complex="normal"/>
    </style:style>
    <style:style style:name="T36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8f765" style:font-size-asian="10.5pt" style:font-weight-asian="normal" style:font-size-complex="10.5pt" style:font-weight-complex="normal"/>
    </style:style>
    <style:style style:name="T37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a57b5" style:font-size-asian="10.5pt" style:font-weight-asian="normal" style:font-size-complex="10.5pt" style:font-weight-complex="normal"/>
    </style:style>
    <style:style style:name="T38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b0c40" style:font-size-asian="10.5pt" style:font-weight-asian="normal" style:font-size-complex="10.5pt" style:font-weight-complex="normal"/>
    </style:style>
    <style:style style:name="T39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e5b50" style:font-size-asian="10.5pt" style:font-weight-asian="normal" style:font-size-complex="10.5pt" style:font-weight-complex="normal"/>
    </style:style>
    <style:style style:name="T40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ef008" style:font-size-asian="10.5pt" style:font-weight-asian="normal" style:font-size-complex="10.5pt" style:font-weight-complex="normal"/>
    </style:style>
    <style:style style:name="T41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f7b64" style:font-size-asian="10.5pt" style:font-weight-asian="normal" style:font-size-complex="10.5pt" style:font-weight-complex="normal"/>
    </style:style>
    <style:style style:name="T42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82b064" style:font-size-asian="10.5pt" style:font-weight-asian="normal" style:font-size-complex="10.5pt" style:font-weight-complex="normal"/>
    </style:style>
    <style:style style:name="T43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8a1bb1" style:font-size-asian="10.5pt" style:font-weight-asian="normal" style:font-size-complex="10.5pt" style:font-weight-complex="normal"/>
    </style:style>
    <style:style style:name="T44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900bf6" style:font-size-asian="10.5pt" style:font-weight-asian="normal" style:font-size-complex="10.5pt" style:font-weight-complex="normal"/>
    </style:style>
    <style:style style:name="T45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91f0ca" style:font-size-asian="10.5pt" style:font-weight-asian="normal" style:font-size-complex="10.5pt" style:font-weight-complex="normal"/>
    </style:style>
    <style:style style:name="T46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9315f1" style:font-size-asian="10.5pt" style:font-weight-asian="normal" style:font-size-complex="10.5pt" style:font-weight-complex="normal"/>
    </style:style>
    <style:style style:name="T47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997ab5" style:font-size-asian="10.5pt" style:font-weight-asian="normal" style:font-size-complex="10.5pt" style:font-weight-complex="normal"/>
    </style:style>
    <style:style style:name="T48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dda951" style:font-size-asian="10.5pt" style:font-weight-asian="normal" style:font-size-complex="10.5pt" style:font-weight-complex="normal"/>
    </style:style>
    <style:style style:name="T49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de923d" style:font-size-asian="10.5pt" style:font-weight-asian="normal" style:font-size-complex="10.5pt" style:font-weight-complex="normal"/>
    </style:style>
    <style:style style:name="T50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e053fa" style:font-size-asian="10.5pt" style:font-weight-asian="normal" style:font-size-complex="10.5pt" style:font-weight-complex="normal"/>
    </style:style>
    <style:style style:name="T51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635839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52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68b3e6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53" style:family="text">
      <style:text-properties fo:font-variant="normal" fo:text-transform="none" fo:color="#222222" style:font-name="Lato" fo:font-size="10.5pt" fo:letter-spacing="normal" fo:font-style="normal" style:text-underline-style="none" style:font-size-asian="10.5pt" style:font-size-complex="10.5pt"/>
    </style:style>
    <style:style style:name="T54" style:family="text">
      <style:text-properties fo:font-variant="normal" fo:text-transform="none" fo:color="#222222" style:font-name="Lato" fo:font-size="10.5pt" fo:letter-spacing="normal" fo:font-style="normal" style:text-underline-style="none" officeooo:rsid="01525b5f" style:font-size-asian="10.5pt" style:font-size-complex="10.5pt"/>
    </style:style>
    <style:style style:name="T55" style:family="text">
      <style:text-properties fo:font-variant="normal" fo:text-transform="none" fo:color="#222222" style:font-name="Lato" fo:font-size="10.5pt" fo:letter-spacing="normal" fo:font-style="normal" style:text-underline-style="none" officeooo:rsid="01635839" style:font-size-asian="10.5pt" style:font-size-complex="10.5pt"/>
    </style:style>
    <style:style style:name="T56" style:family="text">
      <style:text-properties fo:font-variant="normal" fo:text-transform="none" fo:color="#222222" style:font-name="Lato" fo:font-size="10.5pt" fo:letter-spacing="normal" fo:font-style="normal" style:text-underline-style="none" officeooo:rsid="01566374" style:font-size-asian="10.5pt" style:font-size-complex="10.5pt"/>
    </style:style>
    <style:style style:name="T57" style:family="text">
      <style:text-properties fo:font-variant="normal" fo:text-transform="none" fo:color="#222222" style:font-name="Lato" fo:font-size="10.5pt" fo:letter-spacing="normal" fo:font-style="normal" style:text-underline-style="none" officeooo:rsid="01859d37" style:font-size-asian="10.5pt" style:font-size-complex="10.5pt"/>
    </style:style>
    <style:style style:name="T58" style:family="text">
      <style:text-properties fo:font-variant="normal" fo:text-transform="none" fo:color="#222222" style:font-name="Lato" fo:font-size="10.5pt" fo:letter-spacing="normal" fo:font-style="normal" style:text-underline-style="none" officeooo:rsid="01635839" style:font-size-asian="10.5pt" style:font-weight-asian="bold" style:font-size-complex="10.5pt" style:font-weight-complex="bold"/>
    </style:style>
    <style:style style:name="T59" style:family="text">
      <style:text-properties fo:font-variant="normal" fo:text-transform="none" fo:color="#222222" style:font-name="Lato" fo:font-size="10.5pt" fo:letter-spacing="normal" fo:font-style="normal" style:text-underline-style="solid" style:text-underline-width="auto" style:text-underline-color="font-color" fo:font-weight="normal" officeooo:rsid="0178f765" style:font-size-asian="10.5pt" style:font-weight-asian="normal" style:font-size-complex="10.5pt" style:font-weight-complex="normal"/>
    </style:style>
    <style:style style:name="T60" style:family="text">
      <style:text-properties fo:font-variant="normal" fo:text-transform="none" fo:color="#ce181e" style:font-name="Lato" fo:font-size="10.5pt" fo:letter-spacing="normal" fo:font-style="normal" style:text-underline-style="none" fo:font-weight="normal" officeooo:rsid="01525b5f" style:font-size-asian="10.5pt" style:font-weight-asian="normal" style:font-size-complex="10.5pt" style:font-weight-complex="normal"/>
    </style:style>
    <style:style style:name="T61" style:family="text">
      <style:text-properties fo:font-variant="normal" fo:text-transform="none" fo:color="#ce181e" style:font-name="Lato" fo:font-size="10.5pt" fo:letter-spacing="normal" fo:font-style="normal" style:text-underline-style="none" fo:font-weight="normal" officeooo:rsid="018a1bb1" style:font-size-asian="10.5pt" style:font-weight-asian="normal" style:font-size-complex="10.5pt" style:font-weight-complex="normal"/>
    </style:style>
    <style:style style:name="T62" style:family="text">
      <style:text-properties fo:font-variant="normal" fo:text-transform="none" fo:color="#ce181e" style:font-name="Lato" fo:font-size="10.5pt" fo:letter-spacing="normal" fo:font-style="normal" style:text-underline-style="none" fo:font-weight="normal" officeooo:rsid="017ef008" style:font-size-asian="10.5pt" style:font-weight-asian="normal" style:font-size-complex="10.5pt" style:font-weight-complex="normal"/>
    </style:style>
    <style:style style:name="T63" style:family="text">
      <style:text-properties fo:font-variant="normal" fo:text-transform="none" fo:color="#000000" style:font-name="Lato" fo:font-size="10.5pt" fo:letter-spacing="normal" fo:font-style="normal" style:text-underline-style="none" fo:font-weight="normal" style:font-size-asian="10.5pt" style:font-weight-asian="normal" style:font-size-complex="10.5pt" style:font-weight-complex="normal"/>
    </style:style>
    <style:style style:name="T64" style:family="text">
      <style:text-properties fo:font-variant="normal" fo:text-transform="none" fo:color="#000000" style:font-name="Lato" fo:font-size="10.5pt" fo:letter-spacing="normal" fo:font-style="normal" style:text-underline-style="none" fo:font-weight="normal" officeooo:rsid="01a178f6" style:font-size-asian="10.5pt" style:font-weight-asian="normal" style:font-size-complex="10.5pt" style:font-weight-complex="normal"/>
    </style:style>
    <style:style style:name="T65" style:family="text">
      <style:text-properties fo:font-variant="normal" fo:text-transform="none" fo:color="#000000" style:font-name="Lato" fo:font-size="10.5pt" fo:letter-spacing="normal" fo:font-style="normal" style:text-underline-style="none" fo:font-weight="normal" officeooo:rsid="01a31a69" style:font-size-asian="10.5pt" style:font-weight-asian="normal" style:font-size-complex="10.5pt" style:font-weight-complex="normal"/>
    </style:style>
    <style:style style:name="T66" style:family="text">
      <style:text-properties fo:font-variant="normal" fo:text-transform="none" fo:color="#000000" style:font-name="Lato" fo:font-size="10.5pt" fo:letter-spacing="normal" fo:font-style="normal" style:text-underline-style="none" fo:font-weight="normal" officeooo:rsid="01a18079" style:font-size-asian="10.5pt" style:font-weight-asian="normal" style:font-size-complex="10.5pt" style:font-weight-complex="normal"/>
    </style:style>
    <style:style style:name="T67" style:family="text">
      <style:text-properties fo:font-variant="normal" fo:text-transform="none" fo:color="#000000" style:font-name="Lato" fo:font-size="10.5pt" fo:letter-spacing="normal" fo:font-style="normal" style:text-underline-style="none" fo:font-weight="normal" officeooo:rsid="01a8082c" style:font-size-asian="10.5pt" style:font-weight-asian="normal" style:font-size-complex="10.5pt" style:font-weight-complex="normal"/>
    </style:style>
    <style:style style:name="T68" style:family="text">
      <style:text-properties fo:font-variant="normal" fo:text-transform="none" fo:color="#000000" style:font-name="Lato" fo:font-size="10.5pt" fo:letter-spacing="normal" fo:font-style="normal" style:text-underline-style="none" fo:font-weight="normal" officeooo:rsid="01e1e5b1" style:font-size-asian="10.5pt" style:font-weight-asian="normal" style:font-size-complex="10.5pt" style:font-weight-complex="normal"/>
    </style:style>
    <style:style style:name="T69" style:family="text">
      <style:text-properties fo:font-variant="normal" fo:text-transform="none" fo:color="#000000" style:font-name="Lato" fo:font-size="10.5pt" fo:letter-spacing="normal" fo:font-style="normal" style:text-underline-style="none" fo:font-weight="normal" officeooo:rsid="01e39985" style:font-size-asian="10.5pt" style:font-weight-asian="normal" style:font-size-complex="10.5pt" style:font-weight-complex="normal"/>
    </style:style>
    <style:style style:name="T70" style:family="text">
      <style:text-properties fo:font-variant="normal" fo:text-transform="none" fo:color="#000000" style:font-name="Lato" fo:font-size="10.5pt" fo:letter-spacing="normal" fo:font-style="normal" style:text-underline-style="none" fo:font-weight="normal" officeooo:rsid="01ea0528" style:font-size-asian="10.5pt" style:font-weight-asian="normal" style:font-size-complex="10.5pt" style:font-weight-complex="normal"/>
    </style:style>
    <style:style style:name="T71" style:family="text">
      <style:text-properties fo:font-variant="normal" fo:text-transform="none" fo:color="#000000" style:text-outline="false" style:text-line-through-style="none" style:text-line-through-type="none" style:font-name="Liberation Sans1" fo:font-size="10pt" fo:letter-spacing="normal" fo:font-style="normal" fo:text-shadow="none" style:text-underline-style="none" fo:font-weight="normal" style:font-size-asian="10pt" style:font-style-asian="normal" style:font-weight-asian="normal" style:font-size-complex="10.5pt" style:font-weight-complex="normal" style:text-emphasize="none"/>
    </style:style>
    <style:style style:name="T72" style:family="text">
      <style:text-properties fo:font-variant="normal" fo:text-transform="none" fo:color="#000000" style:text-outline="false" style:text-line-through-style="none" style:text-line-through-type="none" style:font-name="Liberation Sans1" fo:font-size="10pt" fo:letter-spacing="normal" fo:font-style="normal" fo:text-shadow="none" style:text-underline-style="none" fo:font-weight="normal" officeooo:rsid="01a31a69" style:font-size-asian="10pt" style:font-style-asian="normal" style:font-weight-asian="normal" style:font-size-complex="10.5pt" style:font-weight-complex="normal" style:text-emphasize="none"/>
    </style:style>
    <style:style style:name="T73" style:family="text">
      <style:text-properties fo:color="#666666" fo:font-size="11pt" style:font-size-asian="11pt" style:font-size-complex="11pt"/>
    </style:style>
    <style:style style:name="T74" style:family="text">
      <style:text-properties fo:color="#666666" fo:font-size="11pt" officeooo:rsid="00b32b4f" style:font-size-asian="11pt" style:font-size-complex="11pt"/>
    </style:style>
    <style:style style:name="T75" style:family="text">
      <style:text-properties style:use-window-font-color="true" fo:font-weight="bold" officeooo:rsid="00b5bac4" fo:background-color="#ffffff" loext:char-shading-value="0" style:font-weight-asian="bold" style:font-weight-complex="bold"/>
    </style:style>
    <style:style style:name="T76" style:family="text">
      <style:text-properties style:use-window-font-color="true" fo:font-weight="bold" officeooo:rsid="001f4ebd" fo:background-color="#ffffff" loext:char-shading-value="0" style:font-weight-asian="bold" style:font-weight-complex="bold"/>
    </style:style>
    <style:style style:name="T77" style:family="text">
      <style:text-properties style:use-window-font-color="true" fo:font-weight="bold" officeooo:rsid="0148624b" fo:background-color="#ffffff" loext:char-shading-value="0" style:font-weight-asian="bold" style:font-weight-complex="bold"/>
    </style:style>
    <style:style style:name="T78" style:family="text">
      <style:text-properties style:use-window-font-color="true" fo:background-color="#ffffff" loext:char-shading-value="0"/>
    </style:style>
    <style:style style:name="T79" style:family="text">
      <style:text-properties style:use-window-font-color="true" officeooo:rsid="01499923" fo:background-color="#ffffff" loext:char-shading-value="0"/>
    </style:style>
    <style:style style:name="T80" style:family="text">
      <style:text-properties fo:color="#222222" style:font-name="Lato" style:text-underline-style="none" style:font-size-asian="10.5pt" style:font-size-complex="10.5pt"/>
    </style:style>
    <style:style style:name="T81" style:family="text">
      <style:text-properties fo:color="#222222" style:font-name="Lato" style:text-underline-style="none" officeooo:rsid="01635839" style:font-size-asian="10.5pt" style:font-size-complex="10.5pt"/>
    </style:style>
    <style:style style:name="T82" style:family="text">
      <style:text-properties fo:color="#222222" style:font-name="Lato" style:text-underline-style="none" fo:font-weight="normal" style:font-size-asian="10.5pt" style:font-weight-asian="normal" style:font-size-complex="10.5pt" style:font-weight-complex="normal"/>
    </style:style>
    <style:style style:name="T83" style:family="text">
      <style:text-properties fo:color="#222222" style:font-name="Lato" style:text-underline-style="none" fo:font-weight="normal" officeooo:rsid="01525b5f" style:font-size-asian="10.5pt" style:font-weight-asian="normal" style:font-size-complex="10.5pt" style:font-weight-complex="normal"/>
    </style:style>
    <style:style style:name="T84" style:family="text">
      <style:text-properties fo:color="#222222" style:font-name="Lato" style:text-underline-style="none" fo:font-weight="normal" officeooo:rsid="0151f835" style:font-size-asian="10.5pt" style:font-weight-asian="normal" style:font-size-complex="10.5pt" style:font-weight-complex="normal"/>
    </style:style>
    <style:style style:name="T85" style:family="text">
      <style:text-properties fo:color="#222222" style:font-name="Lato" style:text-underline-style="none" fo:font-weight="normal" officeooo:rsid="0161674a" style:font-size-asian="10.5pt" style:font-weight-asian="normal" style:font-size-complex="10.5pt" style:font-weight-complex="normal"/>
    </style:style>
    <style:style style:name="T86" style:family="text">
      <style:text-properties fo:color="#222222" style:font-name="Lato" style:text-underline-style="none" fo:font-weight="normal" officeooo:rsid="015dff04" style:font-size-asian="10.5pt" style:font-weight-asian="normal" style:font-size-complex="10.5pt" style:font-weight-complex="normal"/>
    </style:style>
    <style:style style:name="T87" style:family="text">
      <style:text-properties fo:color="#222222" style:font-name="Lato" style:text-underline-style="none" fo:font-weight="normal" officeooo:rsid="016cb70f" style:font-size-asian="10.5pt" style:font-weight-asian="normal" style:font-size-complex="10.5pt" style:font-weight-complex="normal"/>
    </style:style>
    <style:style style:name="T88" style:family="text">
      <style:text-properties fo:color="#222222" style:font-name="Lato" style:text-underline-style="none" fo:font-weight="normal" officeooo:rsid="017b0c40" style:font-size-asian="10.5pt" style:font-weight-asian="normal" style:font-size-complex="10.5pt" style:font-weight-complex="normal"/>
    </style:style>
    <style:style style:name="T89" style:family="text">
      <style:text-properties fo:color="#252525" style:font-name="Lato" style:text-underline-style="none" fo:font-weight="normal" officeooo:rsid="0165bcf8" style:font-size-asian="10.5pt" style:font-weight-asian="normal" style:font-size-complex="10.5pt" style:font-weight-complex="normal"/>
    </style:style>
    <style:style style:name="T90" style:family="text">
      <style:text-properties fo:color="#252525" style:font-name="Lato" style:text-underline-style="none" fo:font-weight="normal" officeooo:rsid="014f494e" style:font-size-asian="10.5pt" style:font-weight-asian="normal" style:font-size-complex="10.5pt" style:font-weight-complex="normal"/>
    </style:style>
    <style:style style:name="T91" style:family="text">
      <style:text-properties fo:color="#252525" style:font-name="Lato" style:text-underline-style="none" fo:font-weight="normal" officeooo:rsid="016dc9c4" style:font-size-asian="10.5pt" style:font-weight-asian="normal" style:font-size-complex="10.5pt" style:font-weight-complex="normal"/>
    </style:style>
    <style:style style:name="T92" style:family="text">
      <style:text-properties fo:color="#252525" style:font-name="Lato" style:text-underline-style="none" fo:font-weight="normal" officeooo:rsid="017b0c40" style:font-size-asian="10.5pt" style:font-weight-asian="normal" style:font-size-complex="10.5pt" style:font-weight-complex="normal"/>
    </style:style>
    <style:style style:name="T93" style:family="text">
      <style:text-properties fo:color="#252525" style:font-name="Lato" style:text-underline-style="none" fo:font-weight="normal" officeooo:rsid="01501c86" style:font-size-asian="10.5pt" style:font-weight-asian="normal" style:font-size-complex="10.5pt" style:font-weight-complex="normal"/>
    </style:style>
    <style:style style:name="T94" style:family="text">
      <style:text-properties fo:color="#252525" style:font-name="Lato" style:text-underline-style="none" officeooo:rsid="016dc9c4" style:font-size-asian="10.5pt" style:font-size-complex="10.5pt"/>
    </style:style>
    <style:style style:name="T95" style:family="text">
      <style:text-properties fo:color="#252525" fo:font-weight="normal" officeooo:rsid="01716c5d"/>
    </style:style>
    <style:style style:name="T96" style:family="text">
      <style:text-properties fo:color="#252525" fo:font-weight="normal" officeooo:rsid="017b0c40"/>
    </style:style>
    <style:style style:name="T97" style:family="text">
      <style:text-properties fo:color="#252525" fo:font-weight="normal" officeooo:rsid="014f494e"/>
    </style:style>
    <style:style style:name="T98" style:family="text">
      <style:text-properties fo:color="#252525" fo:font-weight="normal" officeooo:rsid="01501c86"/>
    </style:style>
    <style:style style:name="T99" style:family="text">
      <style:text-properties fo:color="#252525" fo:font-weight="normal" officeooo:rsid="0188cb41"/>
    </style:style>
    <style:style style:name="T100" style:family="text">
      <style:text-properties fo:color="#ce181e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01" style:family="text">
      <style:text-properties fo:color="#ce181e" style:text-outline="false" style:text-line-through-style="none" style:text-line-through-type="none" style:font-name="Liberation Sans1" fo:font-size="10pt" fo:font-style="normal" fo:text-shadow="none" style:text-underline-style="none" fo:font-weight="normal" officeooo:rsid="018a1bb1" style:font-size-asian="10pt" style:font-style-asian="normal" style:font-weight-asian="normal" style:text-emphasize="none"/>
    </style:style>
    <style:style style:name="T102" style:family="text">
      <style:text-properties fo:color="#ce181e" style:text-outline="false" style:text-line-through-style="none" style:text-line-through-type="none" style:font-name="Liberation Sans1" fo:font-size="10pt" fo:font-style="normal" fo:text-shadow="none" style:text-underline-style="none" fo:font-weight="normal" officeooo:rsid="01970f06" style:font-size-asian="10pt" style:font-style-asian="normal" style:font-weight-asian="normal" style:text-emphasize="none"/>
    </style:style>
    <style:style style:name="T103" style:family="text">
      <style:text-properties fo:color="#000000"/>
    </style:style>
    <style:style style:name="T104" style:family="text">
      <style:text-properties fo:color="#000000" fo:font-weight="normal"/>
    </style:style>
    <style:style style:name="T105" style:family="text">
      <style:text-properties fo:color="#000000" fo:font-weight="normal" officeooo:rsid="01ac22ca"/>
    </style:style>
    <style:style style:name="T106" style:family="text">
      <style:text-properties fo:color="#000000" fo:font-weight="normal" officeooo:rsid="01ad19f1"/>
    </style:style>
    <style:style style:name="T107" style:family="text">
      <style:text-properties fo:color="#000000" fo:font-weight="normal" officeooo:rsid="01aeb241"/>
    </style:style>
    <style:style style:name="T108" style:family="text">
      <style:text-properties fo:color="#000000" fo:font-weight="normal" officeooo:rsid="01b723ae"/>
    </style:style>
    <style:style style:name="T109" style:family="text">
      <style:text-properties fo:color="#000000" fo:font-weight="normal" officeooo:rsid="01babd0c"/>
    </style:style>
    <style:style style:name="T110" style:family="text">
      <style:text-properties fo:color="#000000" fo:font-weight="normal" officeooo:rsid="01bd554e"/>
    </style:style>
    <style:style style:name="T111" style:family="text">
      <style:text-properties fo:color="#000000" fo:font-weight="normal" officeooo:rsid="01be94a8"/>
    </style:style>
    <style:style style:name="T112" style:family="text">
      <style:text-properties fo:color="#000000" fo:font-weight="normal" officeooo:rsid="01c63735"/>
    </style:style>
    <style:style style:name="T113" style:family="text">
      <style:text-properties fo:color="#000000" fo:font-weight="normal" officeooo:rsid="01c7e73a"/>
    </style:style>
    <style:style style:name="T114" style:family="text">
      <style:text-properties fo:color="#000000" fo:font-weight="normal" officeooo:rsid="01ca01a6"/>
    </style:style>
    <style:style style:name="T115" style:family="text">
      <style:text-properties fo:color="#000000" fo:font-weight="normal" officeooo:rsid="01eb69de"/>
    </style:style>
    <style:style style:name="T116" style:family="text">
      <style:text-properties fo:color="#000000" style:font-name="monospace" fo:font-weight="normal" officeooo:rsid="01be94a8"/>
    </style:style>
    <style:style style:name="T117" style:family="text">
      <style:text-properties fo:color="#000000" style:text-underline-style="none" fo:font-weight="normal" officeooo:rsid="01ad19f1" style:font-size-asian="10.5pt" style:font-weight-asian="bold" style:font-size-complex="10.5pt" style:font-weight-complex="bold"/>
    </style:style>
    <style:style style:name="T118" style:family="text">
      <style:text-properties fo:color="#000000" style:text-underline-style="none" fo:font-weight="normal" officeooo:rsid="01c2ee80" style:font-size-asian="10.5pt" style:font-weight-asian="bold" style:font-size-complex="10.5pt" style:font-weight-complex="bold"/>
    </style:style>
    <style:style style:name="T119" style:family="text">
      <style:text-properties fo:color="#000000" style:text-underline-style="none" fo:font-weight="normal" officeooo:rsid="01babd0c" style:font-size-asian="10.5pt" style:font-weight-asian="bold" style:font-size-complex="10.5pt" style:font-weight-complex="bold"/>
    </style:style>
    <style:style style:name="T120" style:family="text">
      <style:text-properties fo:color="#000000" style:text-underline-style="none" fo:font-weight="normal" officeooo:rsid="01be94a8" style:font-size-asian="10.5pt" style:font-weight-asian="bold" style:font-size-complex="10.5pt" style:font-weight-complex="bold"/>
    </style:style>
    <style:style style:name="T121" style:family="text">
      <style:text-properties fo:color="#000000" style:text-underline-style="none" fo:font-weight="normal" officeooo:rsid="01d0569b" style:font-size-asian="10.5pt" style:font-weight-asian="bold" style:font-size-complex="10.5pt" style:font-weight-complex="bold"/>
    </style:style>
    <style:style style:name="T122" style:family="text">
      <style:text-properties fo:color="#000000" style:text-underline-style="none" fo:font-weight="normal" officeooo:rsid="01bd554e" style:font-size-asian="10.5pt" style:font-weight-asian="bold" style:font-size-complex="10.5pt" style:font-weight-complex="bold"/>
    </style:style>
    <style:style style:name="T123" style:family="text">
      <style:text-properties fo:color="#000000" style:text-underline-style="none" fo:font-weight="normal" officeooo:rsid="01d6b013" style:font-size-asian="10.5pt" style:font-weight-asian="bold" style:font-size-complex="10.5pt" style:font-weight-complex="bold"/>
    </style:style>
    <style:style style:name="T124" style:family="text">
      <style:text-properties fo:color="#000000" style:text-underline-style="none" fo:font-weight="normal" officeooo:rsid="01d6b013" style:font-size-asian="10.5pt" style:font-weight-asian="normal" style:font-size-complex="10.5pt" style:font-weight-complex="normal"/>
    </style:style>
    <style:style style:name="T125" style:family="text">
      <style:text-properties fo:font-weight="normal"/>
    </style:style>
    <style:style style:name="T126" style:family="text">
      <style:text-properties fo:font-weight="normal" style:font-weight-asian="normal" style:font-weight-complex="normal"/>
    </style:style>
    <style:style style:name="T127" style:family="text">
      <style:text-properties fo:font-weight="normal" officeooo:rsid="01a12dd0" style:font-weight-asian="normal" style:font-weight-complex="normal"/>
    </style:style>
    <style:style style:name="T128" style:family="text">
      <style:text-properties fo:font-weight="normal" officeooo:rsid="01a18079" style:font-weight-asian="normal" style:font-weight-complex="normal"/>
    </style:style>
    <style:style style:name="T129" style:family="text">
      <style:text-properties fo:font-weight="normal" officeooo:rsid="01a31a69" style:font-weight-asian="normal" style:font-weight-complex="normal"/>
    </style:style>
    <style:style style:name="T130" style:family="text">
      <style:text-properties fo:font-weight="normal" officeooo:rsid="01a60c20" style:font-weight-asian="normal" style:font-weight-complex="normal"/>
    </style:style>
    <style:style style:name="T131" style:family="text">
      <style:text-properties fo:font-weight="normal" officeooo:rsid="01a8082c" style:font-weight-asian="normal" style:font-weight-complex="normal"/>
    </style:style>
    <style:style style:name="T132" style:family="text">
      <style:text-properties fo:font-weight="normal" officeooo:rsid="01b5ad85" style:font-weight-asian="normal" style:font-weight-complex="normal"/>
    </style:style>
    <style:style style:name="T133" style:family="text">
      <style:text-properties fo:font-weight="normal" officeooo:rsid="01a178f6" style:font-weight-asian="normal" style:font-weight-complex="normal"/>
    </style:style>
    <style:style style:name="T134" style:family="text">
      <style:text-properties fo:font-weight="normal" officeooo:rsid="01d35f04" style:font-weight-asian="normal" style:font-weight-complex="normal"/>
    </style:style>
    <style:style style:name="T135" style:family="text">
      <style:text-properties fo:font-weight="normal" officeooo:rsid="01d51639" style:font-weight-asian="normal" style:font-weight-complex="normal"/>
    </style:style>
    <style:style style:name="T136" style:family="text">
      <style:text-properties fo:font-weight="normal" officeooo:rsid="01d6b013" style:font-weight-asian="normal" style:font-weight-complex="normal"/>
    </style:style>
    <style:style style:name="T137" style:family="text">
      <style:text-properties fo:font-weight="normal" officeooo:rsid="01eac960" style:font-weight-asian="normal" style:font-weight-complex="normal"/>
    </style:style>
    <style:style style:name="T138" style:family="text">
      <style:text-properties fo:font-weight="normal" officeooo:rsid="01a12dd0" fo:background-color="transparent" loext:char-shading-value="0" style:font-weight-asian="normal" style:font-weight-complex="normal"/>
    </style:style>
    <style:style style:name="T139" style:family="text">
      <style:text-properties fo:font-weight="normal" officeooo:rsid="01ad19f1"/>
    </style:style>
    <style:style style:name="T140" style:family="text">
      <style:text-properties fo:font-weight="normal" officeooo:rsid="01c0aa41"/>
    </style:style>
    <style:style style:name="T141" style:family="text">
      <style:text-properties fo:font-weight="normal" officeooo:rsid="01bd554e"/>
    </style:style>
    <style:style style:name="T142" style:family="text">
      <style:text-properties fo:font-weight="normal" officeooo:rsid="01c2ee80"/>
    </style:style>
    <style:style style:name="T143" style:family="text">
      <style:text-properties fo:font-weight="normal" officeooo:rsid="01c63735"/>
    </style:style>
    <style:style style:name="T144" style:family="text">
      <style:text-properties fo:font-weight="normal" officeooo:rsid="01cadec0"/>
    </style:style>
    <style:style style:name="T145" style:family="text">
      <style:text-properties fo:font-weight="normal" officeooo:rsid="01cc6c4a"/>
    </style:style>
    <style:style style:name="T146" style:family="text">
      <style:text-properties officeooo:rsid="01a15391"/>
    </style:style>
    <style:style style:name="T147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1a31a69" style:font-size-asian="10pt" style:font-style-asian="normal" style:font-weight-asian="normal" style:font-weight-complex="normal" style:text-emphasize="none"/>
    </style:style>
    <style:style style:name="T148" style:family="text">
      <style:text-properties officeooo:rsid="01a9afb8"/>
    </style:style>
    <style:style style:name="T149" style:family="text">
      <style:text-properties officeooo:rsid="01aa93c5"/>
    </style:style>
    <style:style style:name="T150" style:family="text">
      <style:text-properties officeooo:rsid="01ad19f1"/>
    </style:style>
    <style:style style:name="T151" style:family="text">
      <style:text-properties officeooo:rsid="01b5ad85"/>
    </style:style>
    <style:style style:name="T152" style:family="text">
      <style:text-properties officeooo:rsid="01be94a8"/>
    </style:style>
    <style:style style:name="T153" style:family="text">
      <style:text-properties officeooo:rsid="01bf405f"/>
    </style:style>
    <style:style style:name="T154" style:family="text">
      <style:text-properties fo:color="#ed1c24" fo:font-weight="normal" officeooo:rsid="01bd554e"/>
    </style:style>
    <style:style style:name="T155" style:family="text">
      <style:text-properties officeooo:rsid="01e1e5b1"/>
    </style:style>
    <style:style style:name="T156" style:family="text">
      <style:text-properties fo:color="#bd7cb5" fo:font-style="italic" style:font-style-asian="italic" style:font-style-complex="italic"/>
    </style:style>
    <style:style style:name="T157" style:family="text">
      <style:text-properties fo:color="#bd7cb5" fo:font-style="italic" officeooo:rsid="01e1a432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74">IOANNA PAPAGIANNI</text:span><text:span text:style-name="T73"> 2790</text:span><text:span text:style-name="T4"> </text:span><text:s text:c="2"/></text:p>
      <text:p text:style-name="P9"/>
      <text:p text:style-name="P10"><text:span text:style-name="T75">QUESTION</text:span><text:span text:style-name="T76"> </text:span><text:span text:style-name="T77">4</text:span></text:p>
      <text:p text:style-name="P11"/>
      <text:p text:style-name="P11"/>
      <text:p text:style-name="P38">FROM RAW DATA TO FIXED</text:p>
      <text:p text:style-name="P12"/>
      <text:p text:style-name="P13">Taking a careful look at the dataset of movies.csv file, there are some issues that need to be fixed before <text:s/>moving on with the data analysis.</text:p>
      <text:p text:style-name="P13"/>
      <text:p text:style-name="P8"><text:span text:style-name="T78">At first, </text:span><text:span text:style-name="T79">there are columns that are unnecessary and is better to be dropped off.</text:span></text:p>
      <text:p text:style-name="P14"/>
      <text:p text:style-name="P14">These are:</text:p>
      <text:p text:style-name="P14">'Unnamed: 0', 'Unnamed: 0.1', 'US Gross', 'US DVD Sales', 'MPAA Rating', 'Running Time (min)', 'Distributor', 'Source', 'Creative Type'</text:p>
      <text:p text:style-name="P14"/>
      <text:p text:style-name="P15"><text:span text:style-name="T5">The rest of them </text:span><text:span text:style-name="T6">(9 columns)</text:span><text:span text:style-name="T5">, </text:span><text:span text:style-name="T6">are the attributes we need for</text:span><text:span text:style-name="T5"> the data analysis. </text:span><text:span text:style-name="T51">Note that, all movies are 3201 but they are </text:span><text:span text:style-name="T52">indices start</text:span><text:span text:style-name="T51"> from 0 to 3200.</text:span></text:p>
      <text:p text:style-name="P2"/>
      <text:list xml:id="list3683307780" text:style-name="L1">
        <text:list-item>
          <text:p text:style-name="P19"><text:span text:style-name="T7">Title</text:span><text:span text:style-name="T11"> attribute is fine. </text:span></text:p>
          <text:p text:style-name="P20"><text:span text:style-name="T11">3201 movies </text:span><text:span text:style-name="T28">(</text:span><text:span text:style-name="T33">after pruning </text:span><text:span text:style-name="T11">Worldwide Gross </text:span><text:span text:style-name="T20">and </text:span><text:span text:style-name="T12">Release Date</text:span><text:span text:style-name="T11"> </text:span><text:span text:style-name="T17">pruning</text:span><text:span text:style-name="T9"> </text:span><text:span text:style-name="T33">31</text:span><text:span text:style-name="T38">8</text:span><text:span text:style-name="T33">7</text:span><text:span text:style-name="T28">)</text:span><text:span text:style-name="T11"><text:tab/></text:span></text:p>
          <text:p text:style-name="P20"><text:span text:style-name="T13">T</text:span><text:span text:style-name="T11">ype string</text:span></text:p>
          <text:p text:style-name="P22"/>
        </text:list-item>
        <text:list-item>
          <text:p text:style-name="P29"><text:span text:style-name="T10">Worldwide Gross </text:span><text:span text:style-name="T11">attribute needs some changes. Although it has all 3201 movies </text:span><text:span text:style-name="T12">there are some <text:s/>marked as “unknown” </text:span><text:span text:style-name="T16">(</text:span><text:span text:style-name="T15">7 movies)</text:span><text:span text:style-name="T12">. These movies </text:span><text:span text:style-name="T21">are</text:span><text:span text:style-name="T12"> </text:span><text:span text:style-name="T23">pruned.</text:span><text:span text:style-name="T12"> </text:span><text:span text:style-name="T35"><text:s/></text:span><text:span text:style-name="T36">After pruning, data </text:span><text:span text:style-name="T41">are</text:span><text:span text:style-name="T37"> converted</text:span><text:span text:style-name="T36"> </text:span><text:span text:style-name="T37">to</text:span><text:span text:style-name="T36"> </text:span><text:span text:style-name="T50">float</text:span><text:span text:style-name="T19">.</text:span><text:span text:style-name="T12"> </text:span><text:span text:style-name="T18"><text:s/></text:span><text:span text:style-name="T14">Renamed to: </text:span><text:span text:style-name="T32"><text:s/></text:span><text:span text:style-name="T58">Gross</text:span></text:p>
          <text:p text:style-name="P30"><text:span text:style-name="T28">3201 (</text:span><text:span text:style-name="T33">after pruning 31</text:span><text:span text:style-name="T38">87</text:span><text:span text:style-name="T28">)</text:span><text:span text:style-name="T12"><text:tab/></text:span></text:p>
          <text:p text:style-name="P30"><text:span text:style-name="T13">Type string </text:span><text:span text:style-name="T19">(converting to </text:span><text:span text:style-name="T22">float</text:span><text:span text:style-name="T19">)</text:span></text:p>
          <text:p text:style-name="P23"/>
        </text:list-item>
        <text:list-item>
          <text:p text:style-name="P21"><text:span text:style-name="T8">Release Date </text:span><text:span text:style-name="T12">attribute format is </text:span><text:span text:style-name="T25">m</text:span><text:span text:style-name="T26">onth/day</text:span><text:span text:style-name="T25">/y</text:span><text:span text:style-name="T26">ear for the most, but there are movies wit</text:span><text:span text:style-name="T44">h</text:span><text:span text:style-name="T26"> year only </text:span><text:span text:style-name="T44">and</text:span><text:span text:style-name="T26"> </text:span><text:span text:style-name="T39">others </text:span><text:span text:style-name="T44">cointain </text:span><text:span text:style-name="T39">alpharithmetics.</text:span><text:span text:style-name="T26"> For our analysis, year only fits the criteria </text:span><text:span text:style-name="T27">and we keep only that. </text:span><text:span text:style-name="T39">Firstly, </text:span><text:span text:style-name="T40">we prune spaces </text:span><text:span text:style-name="T45">(if any) </text:span><text:span text:style-name="T40">on the right </text:span><text:span text:style-name="T45">side of every value</text:span><text:span text:style-name="T40"> </text:span><text:span text:style-name="T45">for</text:span><text:span text:style-name="T40"> this attribute </text:span><text:span text:style-name="T39">and then we keep only the last two characters </text:span><text:span text:style-name="T47">if and only if they are numbers,</text:span><text:span text:style-name="T39"> </text:span><text:span text:style-name="T40">in two digit</text:span><text:span text:style-name="T46">s</text:span><text:span text:style-name="T40"> format</text:span><text:span text:style-name="T39">.</text:span><text:span text:style-name="T35"> </text:span><text:span text:style-name="T47">Anything else is</text:span><text:span text:style-name="T36"> </text:span><text:span text:style-name="T59">pruned</text:span><text:span text:style-name="T35">. </text:span><text:span text:style-name="T36">After pruning,</text:span><text:span text:style-name="T39"> depending on the century they belong (</text:span><text:span text:style-name="T42">e.g:</text:span><text:span text:style-name="T39"> if the number is 01 → 2000 century, 97 → 1900 century, </text:span><text:span text:style-name="T40">the logic is [0,</text:span><text:span text:style-name="T43">19</text:span><text:span text:style-name="T40">]</text:span><text:span text:style-name="T62">*</text:span><text:span text:style-name="T40">→ 2000 century else → 1900 century</text:span><text:span text:style-name="T39">) two more digits </text:span><text:span text:style-name="T42">are</text:span><text:span text:style-name="T39"> added in front</text:span><text:span text:style-name="T36">.</text:span><text:span text:style-name="T27"> </text:span><text:span text:style-name="T14">Renamed to: </text:span><text:span text:style-name="T24">Date</text:span></text:p>
          <text:p text:style-name="P20"><text:span text:style-name="T28">3201 movies (</text:span><text:span text:style-name="T33">after pruning </text:span><text:span text:style-name="T11">Worldwide Gross </text:span><text:span text:style-name="T20">and </text:span><text:span text:style-name="T12">Release Date </text:span><text:span text:style-name="T17">pruning</text:span><text:span text:style-name="T9"> </text:span><text:span text:style-name="T33">31</text:span><text:span text:style-name="T38">87</text:span><text:span text:style-name="T33"> </text:span><text:span text:style-name="T28">)</text:span><text:span text:style-name="T27"><text:tab/></text:span></text:p>
          <text:p text:style-name="P20"><text:span text:style-name="T28">Type string </text:span><text:span text:style-name="T19">(converting to int)</text:span></text:p>
        </text:list-item>
      </text:list>
      <text:p text:style-name="P3"/>
      <text:p text:style-name="P6"><text:span text:style-name="T28"><text:tab/><text:tab/></text:span><text:span text:style-name="T60">* </text:span><text:span text:style-name="T61">19 stands for 2019 (the current year). Notice that, there is a movie “</text:span><text:span text:style-name="T100">Over the Hill to the <text:tab/><text:tab/><text:tab/><text:tab/>Poorhouse” </text:span><text:span text:style-name="T101">that was released in 1920. </text:span><text:span text:style-name="T102">Fortunately, this dataset contains movies till 2016.</text:span></text:p>
      <text:p text:style-name="P37"/>
      <text:list xml:id="list40545603544573" text:continue-numbering="true" text:style-name="L1">
        <text:list-item>
          <text:p text:style-name="P32"><text:span text:style-name="T54">M</text:span><text:span text:style-name="T53">ayor Genre</text:span><text:span text:style-name="T25"> attribute has a lot of different genres. </text:span><text:span text:style-name="T29">Where there is &lt;space&gt; we consider the category as a whole, but where there is &lt;/&gt; means that this movie belongs </text:span><text:span text:style-name="T48">in two </text:span><text:span text:style-name="T29">categories.</text:span></text:p>
          <text:p text:style-name="P36"><text:span text:style-name="T29">W</text:span><text:span text:style-name="T25">e made a dataframe </text:span><text:span text:style-name="T49">called genres_df, with ‘First’ and ‘Second’ as columns to store the different genres a movie can be. We do not need titles as long as we have their indices. </text:span></text:p>
          <text:p text:style-name="P32"><text:span text:style-name="T29"><text:s/>Renamed to: </text:span><text:span text:style-name="T55">Genre</text:span></text:p>
          <text:p text:style-name="P31"><text:span text:style-name="T29">2926</text:span><text:span text:style-name="T28"> movies</text:span><text:span text:style-name="T27"><text:tab/></text:span></text:p>
          <text:p text:style-name="P24">Type string</text:p>
          <text:p text:style-name="P25"/>
        </text:list-item>
        <text:list-item>
          <text:p text:style-name="P33"><text:span text:style-name="T54">R</text:span><text:span text:style-name="T53">otten Tomato Rating </text:span><text:span text:style-name="T30">attribute </text:span><text:span text:style-name="T31">has ratings on the [0,100] climax. We divide its of them by 10 so as to fit IMDB Rating climax [0,10]. <text:s/></text:span><text:span text:style-name="T29">Renamed to <text:s/></text:span><text:span text:style-name="T55">RTRating</text:span></text:p>
          <text:p text:style-name="P34"><text:soft-page-break/><text:span text:style-name="T25">2321</text:span><text:span text:style-name="T28"> movies</text:span><text:span text:style-name="T27"><text:tab/></text:span></text:p>
          <text:p text:style-name="P34"><text:span text:style-name="T28">Type </text:span><text:span text:style-name="T25">float</text:span></text:p>
          <text:p text:style-name="P26"/>
        </text:list-item>
        <text:list-item>
          <text:p text:style-name="P35"><text:span text:style-name="T53">IMDB Rating </text:span><text:span text:style-name="T25">attribute is fine. </text:span><text:span text:style-name="T29">Renamed to </text:span><text:span text:style-name="T56"><text:s/></text:span><text:span text:style-name="T57">IMDB</text:span><text:span text:style-name="T55">Rating</text:span></text:p>
          <text:p text:style-name="P40">2988 movies<text:tab/></text:p>
          <text:p text:style-name="P40">Type float</text:p>
          <text:p text:style-name="P26"/>
        </text:list-item>
        <text:list-item>
          <text:p text:style-name="P35"><text:span text:style-name="T53">IMDB Votes </text:span><text:span text:style-name="T25">attribute is fine</text:span><text:span text:style-name="T34">. </text:span><text:span text:style-name="T29">Renamed to </text:span><text:span text:style-name="T56"><text:s/></text:span><text:span text:style-name="T57">IMDBVotes</text:span></text:p>
          <text:p text:style-name="P40">2988 movies<text:tab/></text:p>
          <text:p text:style-name="P40">Type float</text:p>
        </text:list-item>
      </text:list>
      <text:p text:style-name="P16"/>
      <text:list xml:id="list40545223930118" text:continue-numbering="true" text:style-name="L1">
        <text:list-item>
          <text:p text:style-name="P54"><text:span text:style-name="T80">Production Budget </text:span><text:span text:style-name="T82">attribute is fine. </text:span><text:span text:style-name="T85">(This attribute is needed for the analysis in part 4.). </text:span></text:p>
          <text:p text:style-name="P54"><text:span text:style-name="T89">Renamed to: </text:span><text:span text:style-name="T81"><text:s/>Budget</text:span></text:p>
          <text:p text:style-name="P27"><text:span text:style-name="T83">320</text:span><text:span text:style-name="T82">0</text:span><text:span text:style-name="T83"> movies (</text:span><text:span text:style-name="T87">after pruning </text:span><text:span text:style-name="T90">Worldwide Gross </text:span><text:span text:style-name="T92">and </text:span><text:span text:style-name="T93">Release Date</text:span><text:span text:style-name="T90"> </text:span><text:span text:style-name="T91">pruning</text:span><text:span text:style-name="T94"> </text:span><text:span text:style-name="T87">31</text:span><text:span text:style-name="T88">87</text:span><text:span text:style-name="T87"> </text:span><text:span text:style-name="T83">)</text:span><text:span text:style-name="T84"><text:tab/></text:span></text:p>
          <text:p text:style-name="P27"><text:span text:style-name="T83">Type </text:span><text:span text:style-name="T82">float</text:span></text:p>
        </text:list-item>
      </text:list>
      <text:p text:style-name="P4"/>
      <text:list xml:id="list40545905954553" text:continue-numbering="true" text:style-name="L1">
        <text:list-item>
          <text:p text:style-name="P28"><text:span text:style-name="T80">Director </text:span><text:span text:style-name="T82">attribute is fine. </text:span><text:span text:style-name="T86"><text:s/></text:span><text:span text:style-name="T85">(This attribute is needed for the analysis in part 4.).</text:span></text:p>
          <text:p text:style-name="P41">1870 movies <text:tab/></text:p>
          <text:p text:style-name="P41">Type float</text:p>
        </text:list-item>
      </text:list>
      <text:p text:style-name="P17"/>
      <text:p text:style-name="P18"/>
      <text:p text:style-name="P5"><text:span text:style-name="T95">After </text:span><text:span text:style-name="T97">Worldwide Gross </text:span><text:span text:style-name="T96">and </text:span><text:span text:style-name="T98">Release Date </text:span><text:span text:style-name="T95">pruning, indices </text:span><text:span text:style-name="T96">will be reset</text:span><text:span text:style-name="T95"> </text:span><text:span text:style-name="T99">and renamed as “ID” starting from 1 instead of 0.</text:span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74">HISTOGRAMS AND DISTRIBUTIONS</text:p>
      <text:p text:style-name="P43"/>
      <text:p text:style-name="P43"/>
      <text:p text:style-name="P58"><text:span text:style-name="T146">WORLDWIDE GROSS: </text:span>Skewed <text:span text:style-name="T153">Non Symmetric </text:span>(Non-Normal) Right-<text:span text:style-name="T150">long-tailed </text:span>Histogram – <text:span text:style-name="T151">Geometric Distribution:</text:span></text:p>
      <text:p text:style-name="P43"/>
      <text:p text:style-name="P43"><draw:frame draw:style-name="fr1" draw:name="Image1" text:anchor-type="paragraph" svg:x="-0.1437in" svg:y="0.039in" svg:width="6.0016in" svg:height="4.0008in" draw:z-index="1"><draw:image xlink:href="Pictures/10000201000001B0000001203A28B31592F947EB.png" xlink:type="simple" xlink:show="embed" xlink:actuate="onLoad" loext:mime-type="image/png"/></draw:frame></text:p>
      <text:p text:style-name="P45"/>
      <text:p text:style-name="P44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list xml:id="list1461618583" text:style-name="L6">
        <text:list-item>
          <text:p text:style-name="P77"><text:span text:style-name="T70">D</text:span><text:span text:style-name="T64">ata are located in the left side</text:span><text:span text:style-name="T66">.</text:span></text:p>
        </text:list-item>
      </text:list>
      <text:list xml:id="list1388047424" text:style-name="L3">
        <text:list-item>
          <text:p text:style-name="P78"><text:span text:style-name="T64">S</text:span><text:span text:style-name="T63">cale of data: interval [0.0 – </text:span><text:span text:style-name="T72">2767891499.</text:span><text:span text:style-name="T71">0] dollars.</text:span></text:p>
          <text:p text:style-name="P76"><text:span text:style-name="T64">The spread of data is not really wide, </text:span><text:span text:style-name="T67">basically around</text:span><text:span text:style-name="T64"> </text:span><text:span text:style-name="T65">$0-$5</text:span><text:span text:style-name="T64">00 </text:span><text:span text:style-name="T66">million dollars. </text:span><text:span text:style-name="T65">Note that, data range from $0 up to $</text:span><text:span text:style-name="T147">2767891499, only one reaches 2 billions and a few 1 million.</text:span></text:p>
        </text:list-item>
        <text:list-item>
          <text:p text:style-name="P56"><text:span text:style-name="T137">The histogram is </text:span><text:span text:style-name="T129">“</text:span><text:span text:style-name="T137">s</text:span><text:span text:style-name="T129">kewed” </text:span><text:span text:style-name="T132">because there is</text:span><text:span text:style-name="T129"> no-mirroring of the data </text:span><text:span text:style-name="T132">in lower and upper bounds,</text:span><text:span text:style-name="T129"> this distribution is non-symmetric. </text:span><text:span text:style-name="T130">I</text:span><text:span text:style-name="T127">t has a</text:span><text:span text:style-name="T129"> long tail (on the right) relative to the other tail (left side has no tail </text:span><text:span text:style-name="T127">at a</text:span><text:span text:style-name="T138">l</text:span><text:span text:style-name="T128">l). </text:span><text:span text:style-name="T131">This phenomenon occurs, due to the lower bounds on the data that are significantly more frequent than the upper bounds (as we explained above).</text:span></text:p>
        </text:list-item>
      </text:list>
      <text:p text:style-name="P60"><text:span text:style-name="T126"/></text:p>
      <text:p text:style-name="P60"/>
      <text:p text:style-name="P60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2"/>
      <text:p text:style-name="P62"/>
      <text:p text:style-name="P62"/>
      <text:p text:style-name="P62"/>
      <text:p text:style-name="P62"><text:soft-page-break/>ROTTEN TOMATOES RATING: Symmetric and <text:span text:style-name="T149">Un</text:span>imodal <text:span text:style-name="T148">Histogram – 1 peak Unimodal short–tailed Distribution</text:span></text:p>
      <text:p text:style-name="P55"><draw:frame draw:style-name="fr1" draw:name="Image2" text:anchor-type="paragraph" svg:x="0.2209in" svg:y="0.1701in" svg:width="6.0016in" svg:height="4.0008in" draw:z-index="2"><draw:image xlink:href="Pictures/10000201000001B0000001203E2431C7C16EAAAE.png" xlink:type="simple" xlink:show="embed" xlink:actuate="onLoad" loext:mime-type="image/png"/></draw:frame><text:span text:style-name="T104"/></text:p>
      <text:p text:style-name="P55"><text:span text:style-name="T104"/></text:p>
      <text:p text:style-name="P55"><text:span text:style-name="T104"/></text:p>
      <text:p text:style-name="P55"><text:span text:style-name="T104"/></text:p>
      <text:p text:style-name="P55"><text:span text:style-name="T104"/></text:p>
      <text:p text:style-name="P55"><text:span text:style-name="T104"/></text:p>
      <text:p text:style-name="P55"><text:span text:style-name="T104"/></text:p>
      <text:p text:style-name="P55"><text:span text:style-name="T104"/></text:p>
      <text:p text:style-name="P45"><text:span text:style-name="T104"/></text:p>
      <text:p text:style-name="P45"><text:span text:style-name="T104"/></text:p>
      <text:p text:style-name="P45"><text:span text:style-name="T104"/></text:p>
      <text:p text:style-name="P45"><text:span text:style-name="T104"/></text:p>
      <text:p text:style-name="P45"><text:span text:style-name="T104"/></text:p>
      <text:p text:style-name="P45"><text:span text:style-name="T104"/></text:p>
      <text:p text:style-name="P45"><text:span text:style-name="T104"/></text:p>
      <text:p text:style-name="P45"><text:span text:style-name="T104"/></text:p>
      <text:p text:style-name="P45"><text:span text:style-name="T104"/></text:p>
      <text:p text:style-name="P45"><text:span text:style-name="T104"/></text:p>
      <text:p text:style-name="P45"><text:span text:style-name="T104"/></text:p>
      <text:p text:style-name="P45"><text:span text:style-name="T104"/></text:p>
      <text:p text:style-name="P45"><text:span text:style-name="T104"/></text:p>
      <text:p text:style-name="P45"><text:span text:style-name="T104"/></text:p>
      <text:p text:style-name="P45"><text:span text:style-name="T104"/></text:p>
      <text:p text:style-name="P45"><text:span text:style-name="T104"/></text:p>
      <text:p text:style-name="P45"><text:span text:style-name="T104"/></text:p>
      <text:list xml:id="list1142861857" text:style-name="L5">
        <text:list-item>
          <text:p text:style-name="P46"><text:span text:style-name="T104">The data, cluster around a single mode (1 peak unimodal</text:span><text:span text:style-name="T105">), </text:span><text:span text:style-name="T112">the</text:span><text:span text:style-name="T105"> </text:span><text:span text:style-name="T108">most </text:span><text:span text:style-name="T105">frequently occuring, and distribute themselves with less frequency out into the tails. </text:span><text:span text:style-name="T106">Tails here, approach zero very fast. </text:span><text:span text:style-name="T107">We could say that Rotten Tomatoes ratings are well-distributed, </text:span><text:span text:style-name="T113">ratings vary a lot </text:span><text:span text:style-name="T114">and overspread through whole data scale </text:span><text:span text:style-name="T107">.</text:span></text:p>
        </text:list-item>
        <text:list-item>
          <text:p text:style-name="P48"><text:span text:style-name="T106">S</text:span><text:span text:style-name="T104">cale of data : </text:span><text:span text:style-name="T109">interval [</text:span><text:span text:style-name="T104">0.</text:span><text:span text:style-name="T109">1,</text:span><text:span text:style-name="T104">10.</text:span><text:span text:style-name="T109">0]</text:span><text:span text:style-name="T104"> points</text:span><text:span text:style-name="T154">**</text:span><text:span text:style-name="T104">. </text:span><text:span text:style-name="T110">We managed to contain the whole scale.</text:span></text:p>
        </text:list-item>
        <text:list-item>
          <text:p text:style-name="P47"><text:span text:style-name="T104">No skewness.</text:span></text:p>
        </text:list-item>
      </text:list>
      <text:p text:style-name="P49"><text:span text:style-name="T104"/></text:p>
      <text:p text:style-name="P67"><text:span text:style-name="T152">IMDB</text:span><text:span text:style-name="T103"> RATING: </text:span><text:span text:style-name="T153">Skewed Non-Symmetric Normal moderate-tailed Histogram – Normal Distribution</text:span></text:p>
      <text:p text:style-name="P45"><draw:frame draw:style-name="fr1" draw:name="Image3" text:anchor-type="paragraph" svg:x="0.2in" svg:y="0.0898in" svg:width="6.0016in" svg:height="4.0008in" draw:z-index="3"><draw:image xlink:href="Pictures/10000201000001B00000012005DD8F27649015B1.png" xlink:type="simple" xlink:show="embed" xlink:actuate="onLoad" loext:mime-type="image/png"/></draw:frame><text:span text:style-name="T103"/></text:p>
      <text:p text:style-name="P45"><text:span text:style-name="T104"/></text:p>
      <text:p text:style-name="P45"><text:span text:style-name="T104"/></text:p>
      <text:p text:style-name="P45"><text:span text:style-name="T104"/></text:p>
      <text:p text:style-name="P45"><text:span text:style-name="T104"/></text:p>
      <text:p text:style-name="P45"><text:span text:style-name="T104"/></text:p>
      <text:p text:style-name="P45"><text:span text:style-name="T104"/></text:p>
      <text:p text:style-name="P45"><text:span text:style-name="T104"/></text:p>
      <text:p text:style-name="P45"><text:span text:style-name="T104"/></text:p>
      <text:p text:style-name="P45"><text:span text:style-name="T104"/></text:p>
      <text:p text:style-name="P45"><text:span text:style-name="T104"/></text:p>
      <text:p text:style-name="P45"><text:span text:style-name="T104"/></text:p>
      <text:p text:style-name="P45"><text:span text:style-name="T104"/></text:p>
      <text:p text:style-name="P45"><text:span text:style-name="T104"/></text:p>
      <text:p text:style-name="P45"/>
      <text:p text:style-name="P63"/>
      <text:p text:style-name="P63"/>
      <text:p text:style-name="P63"/>
      <text:p text:style-name="P64"><text:span text:style-name="T106"/></text:p>
      <text:list xml:id="list1084138015" text:style-name="L8">
        <text:list-item>
          <text:p text:style-name="P69"><text:soft-page-break/><text:span text:style-name="T139">T</text:span><text:span text:style-name="T125">he data are </text:span><text:span text:style-name="T140">normally distributed with a litle skewness to the right. </text:span><text:span text:style-name="T143">IMDB Ratings </text:span><text:span text:style-name="T144">follow the normal distribution, centrality is around </text:span><text:span text:style-name="T145">6 and 7 points and as we can see there is a tendency for higher voting than lower.</text:span></text:p>
        </text:list-item>
      </text:list>
      <text:list xml:id="list3248180194" text:style-name="L7">
        <text:list-item>
          <text:p text:style-name="P50"><text:span text:style-name="T106">S</text:span><text:span text:style-name="T104">cale of data : </text:span><text:span text:style-name="T109">interval [</text:span><text:span text:style-name="T111">1</text:span><text:span text:style-name="T104">.</text:span><text:span text:style-name="T111">4</text:span><text:span text:style-name="T109">, </text:span><text:span text:style-name="T111">9</text:span><text:span text:style-name="T104">.</text:span><text:span text:style-name="T111">2</text:span><text:span text:style-name="T109">]</text:span><text:span text:style-name="T104"> points</text:span><text:span text:style-name="T154">**</text:span><text:span text:style-name="T104">. </text:span><text:span text:style-name="T110">We managed to contain the whole scale.</text:span></text:p>
        </text:list-item>
        <text:list-item>
          <text:p text:style-name="P52"><text:span text:style-name="T110">T</text:span><text:span text:style-name="T104">here is a litle right skewness and we conclude that most ratings tend to be higher than </text:span><text:span text:style-name="T115">the middle rating 5</text:span><text:span text:style-name="T104">.</text:span></text:p>
        </text:list-item>
      </text:list>
      <text:p text:style-name="P51"><text:span text:style-name="T110"/></text:p>
      <text:p text:style-name="P75"><text:span text:style-name="T141">**</text:span><text:span text:style-name="T142">For all ratings points are between 0 and 10.</text:span></text:p>
      <text:p text:style-name="P65"/>
      <text:p text:style-name="P66"><text:span text:style-name="T152">IMDB VOTES: Skewed Non Symmetric (Non-Normal) Right-long-tailed Histogram – Geometric Distribution</text:span></text:p>
      <text:p text:style-name="P70"><text:span text:style-name="T142"/></text:p>
      <text:p text:style-name="P70"><draw:frame draw:style-name="fr2" draw:name="Image4" text:anchor-type="paragraph" svg:width="6.0016in" svg:height="4.0008in" draw:z-index="4"><draw:image xlink:href="Pictures/10000201000001B000000120EC8D206591E604C1.png" xlink:type="simple" xlink:show="embed" xlink:actuate="onLoad" loext:mime-type="image/png"/></draw:frame><text:span text:style-name="T142"/></text:p>
      <text:p text:style-name="P70"><text:span text:style-name="T142"/></text:p>
      <text:p text:style-name="P70"><text:span text:style-name="T142"/></text:p>
      <text:p text:style-name="P70"><text:span text:style-name="T142"/></text:p>
      <text:p text:style-name="P70"><text:span text:style-name="T142"/></text:p>
      <text:p text:style-name="P70"><text:span text:style-name="T142"/></text:p>
      <text:p text:style-name="P70"><text:span text:style-name="T142"/></text:p>
      <text:p text:style-name="P70"><text:span text:style-name="T142"/></text:p>
      <text:p text:style-name="P70"><text:span text:style-name="T142"/></text:p>
      <text:p text:style-name="P70"><text:span text:style-name="T142"/></text:p>
      <text:p text:style-name="P70"><text:span text:style-name="T142"/></text:p>
      <text:p text:style-name="P70"><text:span text:style-name="T142"/></text:p>
      <text:p text:style-name="P70"><text:span text:style-name="T142"/></text:p>
      <text:p text:style-name="P70"><text:span text:style-name="T142"/></text:p>
      <text:p text:style-name="P70"><text:span text:style-name="T142"/></text:p>
      <text:p text:style-name="P70"><text:span text:style-name="T142"/></text:p>
      <text:p text:style-name="P70"><text:span text:style-name="T142"/></text:p>
      <text:p text:style-name="P70"><text:span text:style-name="T142"/></text:p>
      <text:p text:style-name="P70"><text:span text:style-name="T142"/></text:p>
      <text:p text:style-name="P70"><text:span text:style-name="T142"/></text:p>
      <text:p text:style-name="P70"><text:span text:style-name="T142"/></text:p>
      <text:p text:style-name="P70"><text:span text:style-name="T142"/></text:p>
      <text:p text:style-name="P70"><text:span text:style-name="T142"/></text:p>
      <text:p text:style-name="P70"><text:span text:style-name="T142"/></text:p>
      <text:list xml:id="list3704622179" text:style-name="L11">
        <text:list-item>
          <text:p text:style-name="P71"><text:span text:style-name="T134">Most of the d</text:span><text:span text:style-name="T133">ata are located in the left side </text:span><text:span text:style-name="T134">and with a first glance we could say that the centrality of the number of votes is </text:span><text:span text:style-name="T135">between</text:span><text:span text:style-name="T134"> 0-30000. </text:span></text:p>
        </text:list-item>
      </text:list>
      <text:list xml:id="list293023766" text:style-name="L10">
        <text:list-item>
          <text:p text:style-name="P53"><text:span text:style-name="T117">S</text:span><text:span text:style-name="T118">cale of data : </text:span><text:span text:style-name="T119">interval [</text:span><text:span text:style-name="T120">1</text:span><text:span text:style-name="T121">8</text:span><text:span text:style-name="T119">, </text:span><text:span text:style-name="T116">519541</text:span><text:span text:style-name="T119">]</text:span><text:span text:style-name="T118"> </text:span><text:span text:style-name="T121">vote</text:span><text:span text:style-name="T118">s. </text:span><text:span text:style-name="T122">We managed to contain the whole scale. </text:span><text:span text:style-name="T123">Data are not normally spread all along the interval.</text:span></text:p>
        </text:list-item>
        <text:list-item>
          <text:p text:style-name="P59"><text:span text:style-name="T136">Again, data are s</text:span><text:span text:style-name="T129">kewed </text:span><text:span text:style-name="T136">to the left</text:span><text:span text:style-name="T129"> </text:span><text:span text:style-name="T136">and </text:span><text:span text:style-name="T129">this distribution is non-symmetric. </text:span><text:span text:style-name="T130">I</text:span><text:span text:style-name="T127">t has a</text:span><text:span text:style-name="T129"> long tail (on the right) relative to the other tail (left side has no tail </text:span><text:span text:style-name="T127">at a</text:span><text:span text:style-name="T138">l</text:span><text:span text:style-name="T128">l). </text:span><text:span text:style-name="T131">This phenomenon occurs, due to the lower bounds on the data that are significantly more frequent than the upper bounds (as we explained above).</text:span></text:p>
          <text:p text:style-name="P61"><text:span text:style-name="T124"/></text:p>
        </text:list-item>
      </text:list>
      <text:p text:style-name="P70"><text:span text:style-name="T142"/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3"><text:soft-page-break/><text:span text:style-name="T152">M</text:span>AJOR GENRE: <text:span text:style-name="T155">Number of Movies per Genre, Bar Plot </text:span><text:s/><text:span text:style-name="T156">“</text:span><text:span text:style-name="T157">Oh! Too much DRAMA” </text:span></text:p>
      <text:p text:style-name="P72"><draw:frame draw:style-name="fr1" draw:name="Image5" text:anchor-type="paragraph" svg:x="0.148in" svg:y="0.048in" svg:width="6.0016in" svg:height="4.0008in" draw:z-index="0"><draw:image xlink:href="Pictures/10000201000001B0000001206182DCD4273F47A5.png" xlink:type="simple" xlink:show="embed" xlink:actuate="onLoad" loext:mime-type="image/png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9"><text:span text:style-name="T68"/></text:p>
      <text:p text:style-name="P79"><text:span text:style-name="T68"/></text:p>
      <text:p text:style-name="P79"><text:span text:style-name="T68">The </text:span><text:span text:style-name="T69">barplot shows some interesting analytics for what kind of movie, Production Companies, prefer to release. There is a tendency to fund and therefore, produce more “Drama” and “Comedy” movies. The <text:s/>bronze metal goes to “Action” films and “Performance” and “Concert” genres come las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Times New Roman1" svg:font-family="'Times New Roman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ato" svg:font-family="Lato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cc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2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top="0.0965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cc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2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top="0.0965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1f4ebd" officeooo:paragraph-rsid="00636852" fo:background-color="#eeeeee" style:font-size-asian="14pt" style:font-weight-asian="bold" style:font-size-complex="14pt" style:font-weight-complex="bold"/>
    </style:style>
    <style:style style:name="MT1" style:family="text">
      <style:text-properties fo:font-size="11pt" style:font-size-asian="11pt" style:font-size-complex="11pt"/>
    </style:style>
    <style:style style:name="MT2" style:family="text">
      <style:text-properties fo:font-size="11pt" officeooo:rsid="00b32b4f" style:font-size-asian="11pt" style:font-size-complex="11pt"/>
    </style:style>
    <style:style style:name="MT3" style:family="text">
      <style:text-properties fo:font-size="11pt" officeooo:rsid="0062b68b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602in" fo:margin-left="0in" fo:margin-right="0in" fo:margin-bottom="0.1201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SSIGNMENT 1 <text:s text:c="53"/></text:span><text:span text:style-name="MT2">DATA MINING</text:span><text:span text:style-name="MT3"> <text:s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2T04:05:30.361862548</dc:date>
    <meta:editing-duration>P1DT7H49M30S</meta:editing-duration>
    <meta:editing-cycles>384</meta:editing-cycles>
    <meta:generator>LibreOffice/6.0.7.3$Linux_X86_64 LibreOffice_project/00m0$Build-3</meta:generator>
    <meta:document-statistic meta:table-count="0" meta:image-count="5" meta:object-count="0" meta:page-count="6" meta:paragraph-count="68" meta:word-count="1048" meta:character-count="6040" meta:non-whitespace-character-count="5006"/>
  </office:meta>
</office:document-meta>
</file>